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1" svg:font-family="Albany, sans-serif"/>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paragraph-properties fo:line-height="150%"/>
      <style:text-properties style:font-name="Liberation Sans" fo:font-size="12pt"/>
    </style:style>
    <style:style style:name="P2" style:family="paragraph" style:parent-style-name="Heading_20_2">
      <style:paragraph-properties fo:line-height="150%"/>
    </style:style>
    <style:style style:name="P3" style:family="paragraph" style:parent-style-name="Text_20_body">
      <style:paragraph-properties fo:margin-top="0cm" fo:margin-bottom="0cm" loext:contextual-spacing="false" fo:line-height="150%" fo:text-align="start" style:justify-single-word="false"/>
    </style:style>
    <style:style style:name="P4" style:family="paragraph" style:parent-style-name="Text_20_body">
      <style:paragraph-properties fo:margin-top="0cm" fo:margin-bottom="0cm" loext:contextual-spacing="false" fo:line-height="150%" fo:text-align="justify" style:justify-single-word="false"/>
    </style:style>
    <style:style style:name="P5"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6" style:family="paragraph" style:parent-style-name="Text_20_body">
      <style:paragraph-properties fo:margin-top="0.42cm" fo:margin-bottom="0.499cm" loext:contextual-spacing="false" fo:line-height="100%" fo:keep-with-next="always"/>
      <style:text-properties style:font-name="Albany1" fo:font-size="16pt" fo:font-weight="bold"/>
    </style:style>
    <style:style style:name="P7" style:family="paragraph" style:parent-style-name="Text_20_body">
      <style:paragraph-properties fo:margin-left="0.499cm" fo:margin-right="0cm" fo:margin-top="0cm" fo:margin-bottom="0cm" loext:contextual-spacing="false" fo:line-height="100%" fo:text-indent="0cm" style:auto-text-indent="false"/>
    </style:style>
    <style:style style:name="P8" style:family="paragraph" style:parent-style-name="Heading_20_2" style:master-page-name="HTML">
      <style:paragraph-properties fo:line-height="150%" style:page-number="auto"/>
    </style:style>
    <style:style style:name="T1" style:family="text">
      <style:text-properties style:font-name="Liberation Sans" fo:font-size="12pt"/>
    </style:style>
    <style:style style:name="T2" style:family="text">
      <style:text-properties style:font-name="Liberation Sans" fo:font-size="12pt" fo:font-weight="bold"/>
    </style:style>
    <style:style style:name="T3" style:family="text">
      <style:text-properties style:font-name="Liberation Sans" fo:font-size="12pt" fo:font-weight="normal"/>
    </style:style>
    <style:style style:name="T4" style:family="text">
      <style:text-properties fo:font-variant="normal" fo:text-transform="none"/>
    </style:style>
    <style:style style:name="T5" style:family="text">
      <style:text-properties fo:font-variant="normal" fo:text-transform="none" style:font-name="Liberation Sans" fo:font-size="12pt" fo:font-style="normal" fo:font-weight="normal"/>
    </style:style>
    <style:style style:name="T6" style:family="text">
      <style:text-properties fo:color="#000000"/>
    </style:style>
    <style:style style:name="T7" style:family="text">
      <style:text-properties fo:color="#000000" style:font-name="Liberation Sans" fo:font-size="12pt" fo:font-weight="normal"/>
    </style:style>
    <style:style style:name="T8" style:family="text">
      <style:text-properties fo:color="#000099" style:text-line-through-style="none" style:text-line-through-type="none" style:font-name="Liberation Sans" fo:font-size="12pt" style:text-underline-style="none" fo:font-weight="bold" style:text-blinking="false"/>
    </style:style>
    <style:style style:name="Sect1" style:family="section">
      <style:section-properties style:writing-mode="lr-tb"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h text:style-name="P8" text:outline-level="2"><text:bookmark-start text:name="__RefHeading___Toc1545_1419486361"/><text:span text:style-name="T1">#1059</text:span><text:bookmark-end text:name="__RefHeading___Toc1545_1419486361"/></text:h>
        <text:p text:style-name="P4"/>
        <text:p text:style-name="P5">Quando Deus permite provas extraordinárias, Ele dá conforto extraordinário.</text:p>
        <text:p text:style-name="P4"/>
        <text:h text:style-name="P2" text:outline-level="2"><text:bookmark-start text:name="__RefHeading___Toc1547_1419486361"/><text:a xlink:type="simple" xlink:href="http://bibliaonline.com.br/acf/jo/1/1-28" text:style-name="Internet_20_link" text:visited-style-name="Visited_20_Internet_20_Link"><text:span text:style-name="T1">JOÃO 1:1-28</text:span></text:a><text:bookmark-end text:name="__RefHeading___Toc1547_1419486361"/></text:h>
        <text:p text:style-name="P4"/>
        <text:p text:style-name="P5">Este evangelho apresenta muito mais, do que os outros três, das Pessoas do Filho de Deus, do Pai e do Espírito Santo. Estaremos lendo da rejeição do Senhor Jesus e nossa redenção, como se já tivesse acontecido. Não há menção do nascimento do Senhor, ou da ascensão para o céu, nem os eventos estão em seqüência. Podemos dizer que tudo está no "agora". Israel é visto como estando totalmente rejeitado por Deus.</text:p>
        <text:p text:style-name="P4"/>
        <text:p text:style-name="P4"><text:a xlink:type="simple" xlink:href="http://bibliaonline.com.br/acf/jo/1/1" text:style-name="Internet_20_link" text:visited-style-name="Visited_20_Internet_20_Link"><text:span text:style-name="T1">Jo 1:1</text:span></text:a><text:span text:style-name="T1"> Deus nos leva de volta para a eternidade, antes da criação do mundo. Deus não teve começo. Este evangelho fala da glória de Cristo, esse Homem bendito que hoje está na glória. Mostra-nos os filhos de Deus (os que crêem) como Sua família. João nos fala repetidas vezes que este Homem bendito é Deus.</text:span></text:p>
        <text:p text:style-name="P4"/>
        <text:p text:style-name="P5">Em João não há (1) nascimento do Senhor Jesus. (2) Não há registro de Seus ancestrais terrenos. (3) Não é tentado por Satanás. (4) Não há menção de nenhum caso de possessão demoníaca. (5) Não há agonia no Getsêmani. (6) Não há as três horas de trevas na cruz. (7) Não há o abandono de Deus. (8) Não há a ascensão. É o Senhor Jesus Cristo, rejeitado por Seu próprio povo Israel, mas vivendo e morrendo para a glória de Deus.</text:p>
        <text:p text:style-name="P4"/>
        <text:p text:style-name="P4"><text:a xlink:type="simple" xlink:href="http://bibliaonline.com.br/acf/jo/1/1-5" text:style-name="Internet_20_link" text:visited-style-name="Visited_20_Internet_20_Link"><text:span text:style-name="T1">Jo 1:1-5</text:span></text:a><text:span text:style-name="T1"> O que o Senhor Jesus sempre foi e é. Ele era antes do início de todas as coisas. Tudo o que Deus é, Sua sabedoria e amor e poder, estão em Cristo.</text:span></text:p>
        <text:p text:style-name="P4"/>
        <text:p text:style-name="P4"><text:a xlink:type="simple" xlink:href="http://bibliaonline.com.br/acf/jo/1/6-13" text:style-name="Internet_20_link" text:visited-style-name="Visited_20_Internet_20_Link"><text:span text:style-name="T1">Jo 1:6-13</text:span></text:a><text:span text:style-name="T1"> O propósito para o qual João Batista foi levantado era de apontar para "a Luz".</text:span></text:p>
        <text:p text:style-name="P4"/>
        <text:p text:style-name="P4"><text:a xlink:type="simple" xlink:href="http://bibliaonline.com.br/acf/jo/1/12" text:style-name="Internet_20_link" text:visited-style-name="Visited_20_Internet_20_Link"><text:span text:style-name="T1">Jo 1:12</text:span></text:a><text:span text:style-name="T1"> Somente aqueles que são "nascidos de novo" são filhos de Deus.</text:span></text:p>
        <text:p text:style-name="P4"/>
        <text:p text:style-name="P4"><text:a xlink:type="simple" xlink:href="http://bibliaonline.com.br/acf/jo/1/14-18" text:style-name="Internet_20_link" text:visited-style-name="Visited_20_Internet_20_Link"><text:span text:style-name="T1">Jo 1:14-18</text:span></text:a><text:span text:style-name="T1"> Foi isto que o Senhor Se tornou quando veio ao mundo. Sua glória foi vista.</text:span></text:p>
        <text:p text:style-name="P4"/>
        <text:p text:style-name="P4"><text:soft-page-break/><text:a xlink:type="simple" xlink:href="http://bibliaonline.com.br/acf/jo/1/19-28" text:style-name="Internet_20_link" text:visited-style-name="Visited_20_Internet_20_Link"><text:span text:style-name="T1">Jo 1:19-28</text:span></text:a><text:span text:style-name="T1"> Ele veio após João, mas existia antes dele.</text:span></text:p>
        <text:p text:style-name="P4"/>
        <text:h text:style-name="P1" text:outline-level="2"><text:bookmark-start text:name="__RefHeading___Toc1549_1419486361"/>#1060<text:bookmark-end text:name="__RefHeading___Toc1549_1419486361"/></text:h>
        <text:p text:style-name="P4"/>
        <text:p text:style-name="P5">Deus ama cada um de nós como se não existisse nada além de cada um de nós para amar.</text:p>
        <text:p text:style-name="P4"/>
        <text:h text:style-name="P2" text:outline-level="2"><text:bookmark-start text:name="__RefHeading___Toc1551_1419486361"/><text:a xlink:type="simple" xlink:href="http://bibliaonline.com.br/acf/jo/1/29-51" text:style-name="Internet_20_link" text:visited-style-name="Visited_20_Internet_20_Link"><text:span text:style-name="T1">JOÃO 1:29-51</text:span></text:a><text:bookmark-end text:name="__RefHeading___Toc1551_1419486361"/></text:h>
        <text:p text:style-name="P4"/>
        <text:p text:style-name="P4"><text:a xlink:type="simple" xlink:href="http://bibliaonline.com.br/acf/jo/1/29-34" text:style-name="Internet_20_link" text:visited-style-name="Visited_20_Internet_20_Link"><text:span text:style-name="T1">Jo 1:29-34</text:span></text:a><text:span text:style-name="T1"> Jesus é o "Cordeiro de Deus", o sacrifício que Deus proveu para nós.</text:span></text:p>
        <text:p text:style-name="P4"/>
        <text:p text:style-name="P4"><text:a xlink:type="simple" xlink:href="http://bibliaonline.com.br/acf/jo/1/32" text:style-name="Internet_20_link" text:visited-style-name="Visited_20_Internet_20_Link"><text:span text:style-name="T1">Jo 1:32</text:span></text:a><text:span text:style-name="T1"> Deus provou que Jesus era Seu Filho pelo Espírito de Deus descendo sobre Ele.</text:span></text:p>
        <text:p text:style-name="P4"/>
        <text:p text:style-name="P4"><text:a xlink:type="simple" xlink:href="http://bibliaonline.com.br/acf/jo/1/35-51" text:style-name="Internet_20_link" text:visited-style-name="Visited_20_Internet_20_Link"><text:span text:style-name="T1">Jo 1:35-51</text:span></text:a><text:span text:style-name="T1"> Maravilhosa visão, o bendito Senhor atrai seguidores a Si mesmo. Os seguidores de João o deixam e seguem a Jesus. Todos se alegram juntamente. Agora repare Seus diversos nomes (1) a "Palavra", (2) "Jesus", (3) "a Luz". Veja se consegue encontrar pelo menos outros cinco.</text:span></text:p>
        <text:p text:style-name="P4"/>
        <text:h text:style-name="P1" text:outline-level="2"><text:bookmark-start text:name="__RefHeading___Toc1553_1419486361"/>#1061<text:bookmark-end text:name="__RefHeading___Toc1553_1419486361"/></text:h>
        <text:p text:style-name="P4"/>
        <text:p text:style-name="P5">Louvor é o solo onde o gozo vence.</text:p>
        <text:p text:style-name="P4"/>
        <text:h text:style-name="P2" text:outline-level="2"><text:bookmark-start text:name="__RefHeading___Toc1555_1419486361"/><text:a xlink:type="simple" xlink:href="http://bibliaonline.com.br/acf/jo/2" text:style-name="Internet_20_link" text:visited-style-name="Visited_20_Internet_20_Link"><text:span text:style-name="T1">JOÃO 2</text:span></text:a><text:bookmark-end text:name="__RefHeading___Toc1555_1419486361"/></text:h>
        <text:p text:style-name="P4"/>
        <text:p text:style-name="P4"><text:a xlink:type="simple" xlink:href="http://bibliaonline.com.br/acf/jo/2/1-11" text:style-name="Internet_20_link" text:visited-style-name="Visited_20_Internet_20_Link"><text:span text:style-name="T1">Jo 2:1-11</text:span></text:a><text:span text:style-name="T1"> O primeiro milagre. O vinho nas escrituras é às vezes uma figura da alegria neste mundo. O homem fez com que ela terminasse. O Senhor Jesus transforma água em vinho, só Ele pode nos dar verdadeira alegria.</text:span></text:p>
        <text:p text:style-name="P4"/>
        <text:p text:style-name="P4"><text:a xlink:type="simple" xlink:href="http://bibliaonline.com.br/acf/jo/2/13-17" text:style-name="Internet_20_link" text:visited-style-name="Visited_20_Internet_20_Link"><text:span text:style-name="T1">Jo 2:13-17</text:span></text:a><text:span text:style-name="T1"> Ele tem o direito e o poder de limpar o templo, a casa de Seu Pai. Mais tarde Ele teria de abandoná-lo, pois a nação O rejeitou.</text:span></text:p>
        <text:p text:style-name="P4"/>
        <text:p text:style-name="P4"><text:a xlink:type="simple" xlink:href="http://bibliaonline.com.br/acf/jo/2/23-25" text:style-name="Internet_20_link" text:visited-style-name="Visited_20_Internet_20_Link"><text:span text:style-name="T1">Jo 2:23-25</text:span></text:a><text:span text:style-name="T1"> Como acontece hoje, muitos crêem no Seu nome, mas não passam disso. </text:span><text:soft-page-break/><text:span text:style-name="T1">Eles só O viram; as pessoas dizem que "ver é crer". Mas não é assim. Suas consciências não são alcançadas.</text:span></text:p>
        <text:p text:style-name="P4"/>
        <text:h text:style-name="P1" text:outline-level="2"><text:bookmark-start text:name="__RefHeading___Toc1557_1419486361"/>#1062<text:bookmark-end text:name="__RefHeading___Toc1557_1419486361"/></text:h>
        <text:p text:style-name="P4"/>
        <text:p text:style-name="P5">Deus quer que usemos o melhor de nossa vida para Ele.</text:p>
        <text:p text:style-name="P4"/>
        <text:h text:style-name="P2" text:outline-level="2"><text:bookmark-start text:name="__RefHeading___Toc1559_1419486361"/><text:a xlink:type="simple" xlink:href="http://bibliaonline.com.br/acf/jo/3" text:style-name="Internet_20_link" text:visited-style-name="Visited_20_Internet_20_Link"><text:span text:style-name="T1">JOÃO 3</text:span></text:a><text:bookmark-end text:name="__RefHeading___Toc1559_1419486361"/></text:h>
        <text:p text:style-name="P4"/>
        <text:p text:style-name="P4"><text:a xlink:type="simple" xlink:href="http://bibliaonline.com.br/acf/jo/3/1-21" text:style-name="Internet_20_link" text:visited-style-name="Visited_20_Internet_20_Link"><text:span text:style-name="T1">Jo 3:1-21</text:span></text:a><text:span text:style-name="T1"> Estes versículos explicam verdadeiramente o que os </text:span><text:a xlink:type="simple" xlink:href="http://bibliaonline.com.br/acf/jo/2/23-25" text:style-name="Internet_20_link" text:visited-style-name="Visited_20_Internet_20_Link"><text:span text:style-name="T1">últimos</text:span></text:a><text:span text:style-name="T1"> três versículos do capítulo de ontem significavam. Muitos acham que se estiverem vivendo uma "vida correta" terão maior chance de alcançar o céu. Nicodemos pensava assim. Mas lhe foi dito que precisava "nascer de novo".</text:span></text:p>
        <text:p text:style-name="P4"/>
        <text:p text:style-name="P4"><text:a xlink:type="simple" xlink:href="http://bibliaonline.com.br/acf/jo/3/12-21" text:style-name="Internet_20_link" text:visited-style-name="Visited_20_Internet_20_Link"><text:span text:style-name="T1">Jo 3:12-21</text:span></text:a><text:span text:style-name="T1"> O Senhor Jesus como que se volta para o mundo inteiro e nos dá a maravilhosa notícia de salvação eterna com Deus por crer no Senhor Jesus Cristo.</text:span></text:p>
        <text:p text:style-name="P4"/>
        <text:p text:style-name="P4"><text:a xlink:type="simple" xlink:href="http://bibliaonline.com.br/acf/jo/3/18" text:style-name="Internet_20_link" text:visited-style-name="Visited_20_Internet_20_Link"><text:span text:style-name="T1">Jo 3:18</text:span></text:a><text:span text:style-name="T1"> Qualquer um que não aceite o Senhor Jesus como seu Salvador pessoal já está condenado; o versículo </text:span><text:a xlink:type="simple" xlink:href="http://bibliaonline.com.br/acf/jo/12/31" text:style-name="Internet_20_link" text:visited-style-name="Visited_20_Internet_20_Link"><text:span text:style-name="T1">12:31</text:span></text:a><text:span text:style-name="T1"> mostra que o julgamento já foi determinado. Mas quando alguém crê, tudo é perdoado e aquela pessoa é salva. Um bom versículo para dar a incrédulos.</text:span></text:p>
        <text:p text:style-name="P4"/>
        <text:p text:style-name="P4"><text:a xlink:type="simple" xlink:href="http://bibliaonline.com.br/acf/jo/3/25-34" text:style-name="Internet_20_link" text:visited-style-name="Visited_20_Internet_20_Link"><text:span text:style-name="T1">Jo 3:25-34</text:span></text:a><text:span text:style-name="T1"> João Batista diz coisas que são bem claras. O mais jovem é capaz de entender estas palavras.</text:span></text:p>
        <text:p text:style-name="P4"/>
        <text:p text:style-name="P4"><text:a xlink:type="simple" xlink:href="http://bibliaonline.com.br/acf/jo/3/35,36" text:style-name="Internet_20_link" text:visited-style-name="Visited_20_Internet_20_Link"><text:span text:style-name="T1">Jo 3:35,36</text:span></text:a><text:span text:style-name="T1"> O João que escreveu este evangelho (não o Batista) deve ter sido quem escreveu estas palavras, pois João Batista nada sabia sobre o Cristianismo e a vida eterna.</text:span></text:p>
        <text:p text:style-name="P4"/>
        <text:h text:style-name="P1" text:outline-level="2"><text:bookmark-start text:name="__RefHeading___Toc1561_1419486361"/>#1063<text:bookmark-end text:name="__RefHeading___Toc1561_1419486361"/></text:h>
        <text:p text:style-name="P4"/>
        <text:p text:style-name="P5">Deus me ama do jeito que eu sou, mas Ele me ama demais para deixar que eu continue assim.</text:p>
        <text:p text:style-name="P4"><text:soft-page-break/></text:p>
        <text:h text:style-name="P2" text:outline-level="2"><text:bookmark-start text:name="__RefHeading___Toc1563_1419486361"/><text:a xlink:type="simple" xlink:href="http://bibliaonline.com.br/acf/jo/4" text:style-name="Internet_20_link" text:visited-style-name="Visited_20_Internet_20_Link"><text:span text:style-name="T1">JOÃO 4</text:span></text:a><text:bookmark-end text:name="__RefHeading___Toc1563_1419486361"/></text:h>
        <text:p text:style-name="P4"/>
        <text:p text:style-name="P4"><text:a xlink:type="simple" xlink:href="http://bibliaonline.com.br/acf/jo/4/1-4" text:style-name="Internet_20_link" text:visited-style-name="Visited_20_Internet_20_Link"><text:span text:style-name="T1">Jo 4:1-4</text:span></text:a><text:span text:style-name="T1"> Para ir da Judéia (no Sul) para a Galiléia (no Norte) uma pessoa precisava passar através da Samaria.</text:span></text:p>
        <text:p text:style-name="P4"/>
        <text:p text:style-name="P4"><text:a xlink:type="simple" xlink:href="http://bibliaonline.com.br/acf/jo/4/5-42" text:style-name="Internet_20_link" text:visited-style-name="Visited_20_Internet_20_Link"><text:span text:style-name="T1">Jo 4:5-42</text:span></text:a><text:span text:style-name="T1"> Embora o Senhor Jesus não seja desejado na Judéia, Ele fica feliz em dedicar Seu tempo a ganhar uma mulher pecadora. Ele é o Dador da água viva. Com tudo o que tentou, o coração dela não podia ficar satisfeito. Mas foi somente quando sua consciência foi tocada que ela entendeu que não estava falando com um homem comum.</text:span></text:p>
        <text:p text:style-name="P4"/>
        <text:p text:style-name="P4"><text:a xlink:type="simple" xlink:href="http://bibliaonline.com.br/acf/jo/4/28-42" text:style-name="Internet_20_link" text:visited-style-name="Visited_20_Internet_20_Link"><text:span text:style-name="T1">Jo 4:28-42</text:span></text:a><text:span text:style-name="T1"> Ela mostrou o verdadeiro sinal de um crente, quis falar imediatamente do Senhor Jesus a outros. Se você nunca falou a ninguém do Senhor Jesus como seu Salvador, então você não está seguro de ter sido salvo - Romanos </text:span><text:a xlink:type="simple" xlink:href="http://bibliaonline.com.br/acf/rm/10/9,10" text:style-name="Internet_20_link" text:visited-style-name="Visited_20_Internet_20_Link"><text:span text:style-name="T1">10:9,10</text:span></text:a><text:span text:style-name="T1">.</text:span></text:p>
        <text:p text:style-name="P4"/>
        <text:p text:style-name="P4"><text:a xlink:type="simple" xlink:href="http://bibliaonline.com.br/acf/jo/4/43-54" text:style-name="Internet_20_link" text:visited-style-name="Visited_20_Internet_20_Link"><text:span text:style-name="T1">Jo 4:43-54</text:span></text:a><text:span text:style-name="T1"> Mas Ele tinha outra obra a fazer. Ele podia levantar alguém dentre os mortos se necessário. Agora ele cura este filho que estava a ponto de morrer, (uma figura de Israel como nação). Depois que o Senhor Jesus voltar para os que crêem, Ele irá levantar Israel de seu presente estado que é como se estivesse morto.</text:span></text:p>
        <text:p text:style-name="P4"/>
        <text:h text:style-name="P1" text:outline-level="2"><text:bookmark-start text:name="__RefHeading___Toc1565_1419486361"/>#1064<text:bookmark-end text:name="__RefHeading___Toc1565_1419486361"/></text:h>
        <text:p text:style-name="P4"/>
        <text:p text:style-name="P5">Deus nunca nos tira algo sem que nos dê algo infinitamente melhor em seu lugar.</text:p>
        <text:p text:style-name="P4"/>
        <text:h text:style-name="P2" text:outline-level="2"><text:bookmark-start text:name="__RefHeading___Toc1567_1419486361"/><text:a xlink:type="simple" xlink:href="http://bibliaonline.com.br/acf/jo/5/1-27" text:style-name="Internet_20_link" text:visited-style-name="Visited_20_Internet_20_Link"><text:span text:style-name="T1">JOÃO 5:1-27</text:span></text:a><text:bookmark-end text:name="__RefHeading___Toc1567_1419486361"/></text:h>
        <text:p text:style-name="P4"/>
        <text:p text:style-name="P4"><text:a xlink:type="simple" xlink:href="http://bibliaonline.com.br/acf/jo/5/1-16" text:style-name="Internet_20_link" text:visited-style-name="Visited_20_Internet_20_Link"><text:span text:style-name="T1">Jo 5:1-16</text:span></text:a><text:span text:style-name="T1"> Que milagre Jesus faz; Ele vai ao pobre homem, não diz ao homem que venha a Si. E assim é agora, não podemos ir a Ele em nossos pecados. Mas Ele vem a nós. Fazer isto no Sábado só despertou a ira do povo religioso.</text:span></text:p>
        <text:p text:style-name="P4"/>
        <text:p text:style-name="P4"><text:a xlink:type="simple" xlink:href="http://bibliaonline.com.br/acf/jo/5/17-27" text:style-name="Internet_20_link" text:visited-style-name="Visited_20_Internet_20_Link"><text:span text:style-name="T1">Jo 5:17-27</text:span></text:a><text:span text:style-name="T1"> Mas revelou também a verdade de que Deus Pai, e Deus Filho, estão trabalhando juntos na salvação de almas. Todo ser humano vivo receberá uma das duas coisas do Senhor Jesus, a vida eterna, ou será banido no inferno.</text:span></text:p>
        <text:p text:style-name="P4"><text:soft-page-break/></text:p>
        <text:p text:style-name="P4"><text:a xlink:type="simple" xlink:href="http://bibliaonline.com.br/acf/jo/5/25" text:style-name="Internet_20_link" text:visited-style-name="Visited_20_Internet_20_Link"><text:span text:style-name="T1">Jo 5:25</text:span></text:a><text:span text:style-name="T1"> Refere-se a uma pessoa que está morta no pecado. É assim que todos os incrédulos estão. Quando escutamos a voz do Filho de Deus, recebemos vida, agora vivemos.</text:span></text:p>
        <text:p text:style-name="P4"/>
        <text:h text:style-name="P1" text:outline-level="2"><text:bookmark-start text:name="__RefHeading___Toc1569_1419486361"/>#1065<text:bookmark-end text:name="__RefHeading___Toc1569_1419486361"/></text:h>
        <text:p text:style-name="P4"/>
        <text:p text:style-name="P5">Quando oramos por nossos irmãos isto nos ajuda muito a amá-los.</text:p>
        <text:p text:style-name="P4"/>
        <text:h text:style-name="P2" text:outline-level="2"><text:bookmark-start text:name="__RefHeading___Toc1571_1419486361"/><text:a xlink:type="simple" xlink:href="http://bibliaonline.com.br/acf/jo/5/28-47" text:style-name="Internet_20_link" text:visited-style-name="Visited_20_Internet_20_Link"><text:span text:style-name="T1">JOÃO 5:28-47</text:span></text:a><text:bookmark-end text:name="__RefHeading___Toc1571_1419486361"/></text:h>
        <text:p text:style-name="P4"/>
        <text:p text:style-name="P4"><text:a xlink:type="simple" xlink:href="http://bibliaonline.com.br/acf/jo/5/28,29" text:style-name="Internet_20_link" text:visited-style-name="Visited_20_Internet_20_Link"><text:span text:style-name="T1">Jo 5:28,29</text:span></text:a><text:span text:style-name="T1"> Estes versículos referem-se a algo totalmente diferente. Estes mortos são aqueles que estão em seus túmulos. Seus corpos estão mortos. Tanto salvos quanto não salvos. Os crentes, cujos corpos estão nos túmulos, serão ressuscitados pela voz do Senhor Jesus algum dia destes (1 Ts </text:span><text:a xlink:type="simple" xlink:href="http://bibliaonline.com.br/acf/1ts/4/16" text:style-name="Internet_20_link" text:visited-style-name="Visited_20_Internet_20_Link"><text:span text:style-name="T1">4:16</text:span></text:a><text:span text:style-name="T1">) Os incrédulos que morreram permanecerão em seus túmulos por mais cerca de mil anos! E então serão ressuscitados pela voz do Filho de Deus - </text:span><text:a xlink:type="simple" xlink:href="http://bibliaonline.com.br/acf/ap/20/12" text:style-name="Internet_20_link" text:visited-style-name="Visited_20_Internet_20_Link"><text:span text:style-name="T1">Ap 20:12</text:span></text:a><text:span text:style-name="T1">. Portanto, nossos dois versículos referem-se a dois eventos separados em duas épocas distintas.</text:span></text:p>
        <text:p text:style-name="P4"/>
        <text:p text:style-name="P4"><text:a xlink:type="simple" xlink:href="http://bibliaonline.com.br/acf/jo/5/32-47" text:style-name="Internet_20_link" text:visited-style-name="Visited_20_Internet_20_Link"><text:span text:style-name="T1">Jo 5:32-47</text:span></text:a><text:span text:style-name="T1"> Eles eram indesculpáveis quando se recusaram a aceitá-Lo. Quatro coisas e pessoas lhes falavam dEle. (1) João Batista. (2) Suas próprias obras. (3) Seu Pai em Seu batismo (</text:span><text:a xlink:type="simple" xlink:href="http://bibliaonline.com.br/acf/jo/1/32,33" text:style-name="Internet_20_link" text:visited-style-name="Visited_20_Internet_20_Link"><text:span text:style-name="T1">1:32,33</text:span></text:a><text:span text:style-name="T1">); e (4) as passagens do Antigo Testamento, vers. </text:span><text:a xlink:type="simple" xlink:href="http://bibliaonline.com.br/acf/jo/5/45-47" text:style-name="Internet_20_link" text:visited-style-name="Visited_20_Internet_20_Link"><text:span text:style-name="T1">45-47</text:span></text:a><text:span text:style-name="T1">.</text:span></text:p>
        <text:p text:style-name="P4"/>
        <text:h text:style-name="P1" text:outline-level="2"><text:bookmark-start text:name="__RefHeading___Toc1573_1419486361"/>#1066<text:bookmark-end text:name="__RefHeading___Toc1573_1419486361"/></text:h>
        <text:p text:style-name="P4"/>
        <text:p text:style-name="P5">Você pode servir sem amar, mas não pode amar sem servir.</text:p>
        <text:p text:style-name="P4"/>
        <text:h text:style-name="P2" text:outline-level="2"><text:bookmark-start text:name="__RefHeading___Toc1575_1419486361"/><text:a xlink:type="simple" xlink:href="http://bibliaonline.com.br/acf/jo/6/1-40" text:style-name="Internet_20_link" text:visited-style-name="Visited_20_Internet_20_Link"><text:span text:style-name="T1">JOÃO 6:1-40</text:span></text:a><text:bookmark-end text:name="__RefHeading___Toc1575_1419486361"/></text:h>
        <text:p text:style-name="P4"/>
        <text:p text:style-name="P4"><text:a xlink:type="simple" xlink:href="http://bibliaonline.com.br/acf/jo/6/1-4" text:style-name="Internet_20_link" text:visited-style-name="Visited_20_Internet_20_Link"><text:span text:style-name="T1">Jo 6:1-4</text:span></text:a><text:span text:style-name="T1"> Que maravilhoso poder! O Senhor Jesus podia alimentar 5.000 homens com 5 pães e 2 peixinhos. Hoje Ele é o alimento para cada crente na face da Terra.</text:span></text:p>
        <text:p text:style-name="P4"/>
        <text:p text:style-name="P4"><text:soft-page-break/><text:a xlink:type="simple" xlink:href="http://bibliaonline.com.br/acf/jo/6/15" text:style-name="Internet_20_link" text:visited-style-name="Visited_20_Internet_20_Link"><text:span text:style-name="T1">Jo 6:15</text:span></text:a><text:span text:style-name="T1"> Externamente parece que eles O queriam como Rei. Mas Ele podia enxergar além de suas ações em seus corações.</text:span></text:p>
        <text:p text:style-name="P4"/>
        <text:p text:style-name="P4"><text:a xlink:type="simple" xlink:href="http://bibliaonline.com.br/acf/jo/6/16-21" text:style-name="Internet_20_link" text:visited-style-name="Visited_20_Internet_20_Link"><text:span text:style-name="T1">Jo 6:16-21</text:span></text:a><text:span text:style-name="T1"> Quando temos dificuldades em nossa vida, devemos nos lembrar de ler estes versículos; principalmente o </text:span><text:a xlink:type="simple" xlink:href="http://bibliaonline.com.br/acf/jo/6/20" text:style-name="Internet_20_link" text:visited-style-name="Visited_20_Internet_20_Link"><text:span text:style-name="T1">versículo 20</text:span></text:a><text:span text:style-name="T1">.</text:span></text:p>
        <text:p text:style-name="P4"/>
        <text:p text:style-name="P4"><text:a xlink:type="simple" xlink:href="http://bibliaonline.com.br/acf/jo/6/22-40" text:style-name="Internet_20_link" text:visited-style-name="Visited_20_Internet_20_Link"><text:span text:style-name="T1">Jo 6:22-40</text:span></text:a><text:span text:style-name="T1"> Eles estavam interessados nEle principalmente por terem sido alimentados por Ele. Mas o que Ele queria era seus corações. Ele queria que todos O recebessem e ao presente que Ele podia lhes dar... a vida eterna. (</text:span><text:a xlink:type="simple" xlink:href="http://bibliaonline.com.br/acf/jo/6/27" text:style-name="Internet_20_link" text:visited-style-name="Visited_20_Internet_20_Link"><text:span text:style-name="T1">vers. 27</text:span></text:a><text:span text:style-name="T1">).</text:span></text:p>
        <text:p text:style-name="P4"/>
        <text:h text:style-name="P1" text:outline-level="2"><text:bookmark-start text:name="__RefHeading___Toc1577_1419486361"/>#1067<text:bookmark-end text:name="__RefHeading___Toc1577_1419486361"/></text:h>
        <text:p text:style-name="P4"/>
        <text:p text:style-name="P5">Um ídolo é qualquer coisa que permitimos que venha antes de Cristo.</text:p>
        <text:p text:style-name="P4"/>
        <text:h text:style-name="P2" text:outline-level="2"><text:bookmark-start text:name="__RefHeading___Toc1579_1419486361"/><text:a xlink:type="simple" xlink:href="http://bibliaonline.com.br/acf/jo/6/41-71" text:style-name="Internet_20_link" text:visited-style-name="Visited_20_Internet_20_Link"><text:span text:style-name="T1">JOÃO 6:41-71</text:span></text:a><text:bookmark-end text:name="__RefHeading___Toc1579_1419486361"/></text:h>
        <text:p text:style-name="P4"/>
        <text:p text:style-name="P4"><text:a xlink:type="simple" xlink:href="http://bibliaonline.com.br/acf/jo/6/41" text:style-name="Internet_20_link" text:visited-style-name="Visited_20_Internet_20_Link"><text:span text:style-name="T1">Jo 6:41</text:span></text:a><text:span text:style-name="T1"> Os Judeus reclamam de Ele ter dito que tinha descido do céu!</text:span></text:p>
        <text:p text:style-name="P4"/>
        <text:p text:style-name="P4"><text:a xlink:type="simple" xlink:href="http://bibliaonline.com.br/acf/jo/6/44" text:style-name="Internet_20_link" text:visited-style-name="Visited_20_Internet_20_Link"><text:span text:style-name="T1">Jo 6:44</text:span></text:a><text:span text:style-name="T1"> Este versículo tira de nós todo crédito por aceitarmos o Senhor Jesus e concede toda a glória a Deus. O pão que Jesus deu foi Sua carne, a qual Ele daria por todo o mundo. Não poderia haver salvação para nós se o Senhor Jesus tão somente tivesse vindo ao mundo, e depois voltado para o céu. Ele devia morrer.</text:span></text:p>
        <text:p text:style-name="P4"/>
        <text:p text:style-name="P4"><text:a xlink:type="simple" xlink:href="http://bibliaonline.com.br/acf/jo/6/51-58" text:style-name="Internet_20_link" text:visited-style-name="Visited_20_Internet_20_Link"><text:span text:style-name="T1">Jo 6:51-58</text:span></text:a><text:span text:style-name="T1"> Isto não significa que realmente comamos a carne e bebamos Seu sangue. Mas significa que, se for para obtermos a salvação, esta será através de Sua morte, e de nenhuma outra forma. A morte de Cristo deixa bem claro que a velha vida com a qual nascemos jamais pode herdar a vida eterna. É só quando entendemos que a velha vida está condenada e colocada no lugar da morte, que podemos saber que nossa nova vida está em Cristo, que morreu e ressuscitou.</text:span></text:p>
        <text:p text:style-name="P4"/>
        <text:p text:style-name="P4"><text:a xlink:type="simple" xlink:href="http://bibliaonline.com.br/acf/jo/6/53" text:style-name="Internet_20_link" text:visited-style-name="Visited_20_Internet_20_Link"><text:span text:style-name="T1">Jo 6:53</text:span></text:a><text:span text:style-name="T1"> É preciso COMER uma vez para salvação.</text:span></text:p>
        <text:p text:style-name="P4"/>
        <text:p text:style-name="P4"><text:a xlink:type="simple" xlink:href="http://bibliaonline.com.br/acf/jo/6/54-57" text:style-name="Internet_20_link" text:visited-style-name="Visited_20_Internet_20_Link"><text:span text:style-name="T1">Jo 6:54-57</text:span></text:a><text:span text:style-name="T1"> A palavra muda para COME. Estes versículos são para o crente. "Come" </text:span><text:soft-page-break/><text:span text:style-name="T1">significa que devemos estar comendo continuamente. É a Sua morte que nos mantém em nossa nova vida.</text:span></text:p>
        <text:p text:style-name="P4"/>
        <text:p text:style-name="P4"><text:a xlink:type="simple" xlink:href="http://bibliaonline.com.br/acf/jo/6/69-71" text:style-name="Internet_20_link" text:visited-style-name="Visited_20_Internet_20_Link"><text:span text:style-name="T1">Jo 6:69-71</text:span></text:a><text:span text:style-name="T1"> Muitos não podiam aceitar o que acaba de ser dito, e desistiram. Mas isso apenas demonstrou que sua crença nEle era muito vaga.</text:span></text:p>
        <text:p text:style-name="P4"/>
        <text:p text:style-name="P4"><text:a xlink:type="simple" xlink:href="http://bibliaonline.com.br/acf/jo/6/68" text:style-name="Internet_20_link" text:visited-style-name="Visited_20_Internet_20_Link"><text:span text:style-name="T1">Jo 6:68</text:span></text:a><text:span text:style-name="T1"> Se nosso coração se torna frio para com o Senhor, para quem poderemos nos voltar que nos faça feliz? A resposta de Pedro é bem clara.</text:span></text:p>
        <text:p text:style-name="P4"/>
        <text:h text:style-name="P1" text:outline-level="2"><text:bookmark-start text:name="__RefHeading___Toc1581_1419486361"/>#1068<text:bookmark-end text:name="__RefHeading___Toc1581_1419486361"/></text:h>
        <text:p text:style-name="P4"/>
        <text:p text:style-name="P4"><text:span text:style-name="T1">A medida em que tenho deixado que o mundo ocupe meu coração, é a medida em que tenho perdido minha força espiritual. O mundo é um sistema separado de Deus, sobre o qual Satanás é deus e príncipe. Se eu amar o mundo em qualquer forma e medida, estarei sendo infiel a Cristo. Tiago </text:span><text:a xlink:type="simple" xlink:href="http://bibliaonline.com.br/acf/tg/4/4" text:style-name="Internet_20_link" text:visited-style-name="Visited_20_Internet_20_Link"><text:span text:style-name="T1">4:4</text:span></text:a><text:span text:style-name="T1">.</text:span></text:p>
        <text:p text:style-name="P4"/>
        <text:h text:style-name="P2" text:outline-level="2"><text:bookmark-start text:name="__RefHeading___Toc1583_1419486361"/><text:a xlink:type="simple" xlink:href="http://bibliaonline.com.br/acf/jo/7/1-31" text:style-name="Internet_20_link" text:visited-style-name="Visited_20_Internet_20_Link"><text:span text:style-name="T1">JOÃO 7:1-31</text:span></text:a><text:bookmark-end text:name="__RefHeading___Toc1583_1419486361"/></text:h>
        <text:p text:style-name="P4"/>
        <text:p text:style-name="P4"><text:a xlink:type="simple" xlink:href="http://bibliaonline.com.br/acf/jo/7/1-9" text:style-name="Internet_20_link" text:visited-style-name="Visited_20_Internet_20_Link"><text:span text:style-name="T1">Jo 7:1-9</text:span></text:a><text:span text:style-name="T1"> A família de Jesus não crê nEle! Eles insistem para que vá a Jerusalém para as celebrações Judaicas. Mas Ele espera; mais tarde irá e Se revelará.</text:span></text:p>
        <text:p text:style-name="P4"/>
        <text:p text:style-name="P4"><text:a xlink:type="simple" xlink:href="http://bibliaonline.com.br/acf/jo/7/10-13" text:style-name="Internet_20_link" text:visited-style-name="Visited_20_Internet_20_Link"><text:span text:style-name="T1">Jo 7:10-13</text:span></text:a><text:span text:style-name="T1"> Enquanto ensina no Templo, Jesus não fala muito de Si.</text:span></text:p>
        <text:p text:style-name="P4"/>
        <text:p text:style-name="P4"><text:a xlink:type="simple" xlink:href="http://bibliaonline.com.br/acf/jo/7/17" text:style-name="Internet_20_link" text:visited-style-name="Visited_20_Internet_20_Link"><text:span text:style-name="T1">Jo 7:17</text:span></text:a><text:span text:style-name="T1"> Se alguém desejar fazer a vontade de Deus, conhecerá o ensino das escrituras... se vêm de Deus ou se são pensamentos de homens. Será que estamos nos sujeitando à Palavra de Deus?</text:span></text:p>
        <text:p text:style-name="P4"/>
        <text:p text:style-name="P4"><text:a xlink:type="simple" xlink:href="http://bibliaonline.com.br/acf/jo/7/19-31" text:style-name="Internet_20_link" text:visited-style-name="Visited_20_Internet_20_Link"><text:span text:style-name="T1">Jo 7:19-31</text:span></text:a><text:span text:style-name="T1"> Moisés deu aos Israelitas a lei, mas eles não a guardaram. Quando Jesus veio eles tentaram matá-Lo por Ele ter curado um homem no Sábado!</text:span></text:p>
        <text:p text:style-name="P4"/>
        <text:h text:style-name="P1" text:outline-level="2"><text:bookmark-start text:name="__RefHeading___Toc1585_1419486361"/>#1069<text:bookmark-end text:name="__RefHeading___Toc1585_1419486361"/></text:h>
        <text:p text:style-name="P4"/>
        <text:p text:style-name="P5">As coisas que eu permito em minha vida podem ser causa do tropeço de outra pessoa.</text:p>
        <text:p text:style-name="P4"><text:soft-page-break/></text:p>
        <text:h text:style-name="P2" text:outline-level="2"><text:bookmark-start text:name="__RefHeading___Toc1587_1419486361"/><text:a xlink:type="simple" xlink:href="http://bibliaonline.com.br/acf/jo/7/32-35" text:style-name="Internet_20_link" text:visited-style-name="Visited_20_Internet_20_Link"><text:span text:style-name="T1">JOÃO 7:32-35</text:span></text:a><text:bookmark-end text:name="__RefHeading___Toc1587_1419486361"/></text:h>
        <text:p text:style-name="P4"/>
        <text:p text:style-name="P4"><text:a xlink:type="simple" xlink:href="http://bibliaonline.com.br/acf/jo/7/37" text:style-name="Internet_20_link" text:visited-style-name="Visited_20_Internet_20_Link"><text:span text:style-name="T1">Jo 7:37</text:span></text:a><text:span text:style-name="T1"> Gloriosa Pessoa - tão individual. O cristianismo não é uma religião, é uma Pessoa. Você vive em comunhão com Ele um dia após o outro?</text:span></text:p>
        <text:p text:style-name="P4"/>
        <text:p text:style-name="P4"><text:a xlink:type="simple" xlink:href="http://bibliaonline.com.br/acf/jo/7/38,39" text:style-name="Internet_20_link" text:visited-style-name="Visited_20_Internet_20_Link"><text:span text:style-name="T1">Jo 7:38,39</text:span></text:a><text:span text:style-name="T1"> A água é uma figura do Espírito Santo, que desceu do céu em Pentecostes. Ele preenche todo crente com satisfação e gozo celestial, se você não deixar que outras coisas preencham sua vida. (Mas lembre-se de que o Espírito Santo ainda não tinha vindo pois Jesus ainda não tinha subido ao céu).</text:span></text:p>
        <text:p text:style-name="P4"/>
        <text:p text:style-name="P4"><text:a xlink:type="simple" xlink:href="http://bibliaonline.com.br/acf/jo/7/40-53" text:style-name="Internet_20_link" text:visited-style-name="Visited_20_Internet_20_Link"><text:span text:style-name="T1">Jo 7:40-53</text:span></text:a><text:span text:style-name="T1"> Eles estavam divididos com respeito a Jesus. O que pensamos dEle decide o lado que tomamos, mesmo depois que somos crentes. O quanto o Senhor Jesus significa para nós irá determinar o tipo de vida que iremos viver. Gostamos da companhia de pessoas que não estão salvas? Então o Senhor perdeu Sua atração pra nós.</text:span></text:p>
        <text:p text:style-name="P4"/>
        <text:h text:style-name="P1" text:outline-level="2"><text:bookmark-start text:name="__RefHeading___Toc1589_1419486361"/>#1070<text:bookmark-end text:name="__RefHeading___Toc1589_1419486361"/></text:h>
        <text:p text:style-name="P4"/>
        <text:p text:style-name="P5">Se amamos o Senhor, amaremos Seus irmãos.</text:p>
        <text:p text:style-name="P4"/>
        <text:h text:style-name="P2" text:outline-level="2"><text:bookmark-start text:name="__RefHeading___Toc1591_1419486361"/><text:a xlink:type="simple" xlink:href="http://bibliaonline.com.br/acf/jo/8/1-32" text:style-name="Internet_20_link" text:visited-style-name="Visited_20_Internet_20_Link"><text:span text:style-name="T1">JOÃO 8:1-32</text:span></text:a><text:bookmark-end text:name="__RefHeading___Toc1591_1419486361"/></text:h>
        <text:p text:style-name="P4"/>
        <text:p text:style-name="P4"><text:span text:style-name="T1">Há três palavras que podem descrever o Senhor Jesus - "Vida", "Luz" e "Amor". Nestes capítulos, "água" ou "vida" são mencionadas - uma figura de "Vida" (veja </text:span><text:a xlink:type="simple" xlink:href="http://bibliaonline.com.br/acf/jo/4/10" text:style-name="Internet_20_link" text:visited-style-name="Visited_20_Internet_20_Link"><text:span text:style-name="T1">4:10</text:span></text:a><text:span text:style-name="T1"> e </text:span><text:a xlink:type="simple" xlink:href="http://bibliaonline.com.br/acf/jo/7/38" text:style-name="Internet_20_link" text:visited-style-name="Visited_20_Internet_20_Link"><text:span text:style-name="T1">7:38</text:span></text:a><text:span text:style-name="T1">). Do </text:span><text:a xlink:type="simple" xlink:href="http://bibliaonline.com.br/acf/jo/8" text:style-name="Internet_20_link" text:visited-style-name="Visited_20_Internet_20_Link"><text:span text:style-name="T1">capítulo 8</text:span></text:a><text:span text:style-name="T1"> até o final do 12, trata-se de "Luz". Então do </text:span><text:a xlink:type="simple" xlink:href="http://bibliaonline.com.br/acf/jo/13" text:style-name="Internet_20_link" text:visited-style-name="Visited_20_Internet_20_Link"><text:span text:style-name="T1">capítulo 13</text:span></text:a><text:span text:style-name="T1"> ao fim, certamente o assunto é "Amor". hoje iremos ver "Luz".</text:span></text:p>
        <text:p text:style-name="P4"/>
        <text:p text:style-name="P4"><text:a xlink:type="simple" xlink:href="http://bibliaonline.com.br/acf/jo/8/1-11" text:style-name="Internet_20_link" text:visited-style-name="Visited_20_Internet_20_Link"><text:span text:style-name="T1">Jo 8:1-11</text:span></text:a><text:span text:style-name="T1"> Estes líderes religiosos continuam a tentar fazer Jesus cometer um erro para poderem acusá-lo de ir contra as Escrituras. Antes de mais nada, eles próprios estavam transgredindo a lei. Pois em Lv 20:10 diz claramente que tanto o homem como a mulher deviam ser punidos. Mas eles trazem somente a mulher. Jesus faz com que eles se lembrem de seus próprios pecados. Ele escrevia na terra, dando à consciência tempo para funcionar. Com a consciência culpada na presença de Deus, eles saíram um de </text:span><text:soft-page-break/><text:span text:style-name="T1">cada vez. Eles não podiam permanecer diante da "Luz". E o Senhor disse à mulher para ir e não pecar mais. A Luz revela como somos maus, mas o sangue do Senhor Jesus nos limpa de todo pecado. (</text:span><text:a xlink:type="simple" xlink:href="http://bibliaonline.com.br/acf/1jo/1/7" text:style-name="Internet_20_link" text:visited-style-name="Visited_20_Internet_20_Link"><text:span text:style-name="T1">1 Jo 1:7</text:span></text:a><text:span text:style-name="T1">).</text:span></text:p>
        <text:p text:style-name="P4"/>
        <text:p text:style-name="P4"><text:a xlink:type="simple" xlink:href="http://bibliaonline.com.br/acf/jo/8/12-32" text:style-name="Internet_20_link" text:visited-style-name="Visited_20_Internet_20_Link"><text:span text:style-name="T1">Jo 8:12-32</text:span></text:a><text:span text:style-name="T1"> O que é o Senhor Jesus no verso 12?</text:span></text:p>
        <text:p text:style-name="P4"/>
        <text:p text:style-name="P4"><text:a xlink:type="simple" xlink:href="http://bibliaonline.com.br/acf/jo/8/13-19" text:style-name="Internet_20_link" text:visited-style-name="Visited_20_Internet_20_Link"><text:span text:style-name="T1">Jo 8:13-19</text:span></text:a><text:span text:style-name="T1"> Os Fariseus diziam que uma testemunha era suficiente. Mas Deus era também Sua testemunha. Portanto havia duas testemunhas, mas mesmo assim eles não iriam mudar, nem crer.</text:span></text:p>
        <text:p text:style-name="P4"/>
        <text:p text:style-name="P4"><text:a xlink:type="simple" xlink:href="http://bibliaonline.com.br/acf/jo/8/21-32" text:style-name="Internet_20_link" text:visited-style-name="Visited_20_Internet_20_Link"><text:span text:style-name="T1">Jo 8:21-32</text:span></text:a><text:span text:style-name="T1"> Alguns dos versículos de maior ajuda de todas as escrituras para vermos a importância de conhecer quem é Jesus. Leia cuidadosamente - particularmente o </text:span><text:a xlink:type="simple" xlink:href="http://bibliaonline.com.br/acf/jo/8/24" text:style-name="Internet_20_link" text:visited-style-name="Visited_20_Internet_20_Link"><text:span text:style-name="T1">vers. 24</text:span></text:a><text:span text:style-name="T1">.</text:span></text:p>
        <text:p text:style-name="P4"/>
        <text:h text:style-name="P1" text:outline-level="2"><text:bookmark-start text:name="__RefHeading___Toc1593_1419486361"/>#1071<text:bookmark-end text:name="__RefHeading___Toc1593_1419486361"/></text:h>
        <text:p text:style-name="P4"/>
        <text:p text:style-name="P5">Nossa questão é com um Deus que pode perdoar e limpar tudo, mas que não pode deixar passar coisa alguma.</text:p>
        <text:p text:style-name="P4"/>
        <text:h text:style-name="P2" text:outline-level="2"><text:bookmark-start text:name="__RefHeading___Toc1595_1419486361"/><text:a xlink:type="simple" xlink:href="http://bibliaonline.com.br/acf/jo/8/33-59" text:style-name="Internet_20_link" text:visited-style-name="Visited_20_Internet_20_Link"><text:span text:style-name="T1">JOÃO 8:33-59</text:span></text:a><text:bookmark-end text:name="__RefHeading___Toc1595_1419486361"/></text:h>
        <text:p text:style-name="P4"/>
        <text:p text:style-name="P4"><text:a xlink:type="simple" xlink:href="http://bibliaonline.com.br/acf/jo/8/33-50" text:style-name="Internet_20_link" text:visited-style-name="Visited_20_Internet_20_Link"><text:span text:style-name="T1">Jo 8:33-50</text:span></text:a><text:span text:style-name="T1"> Jesus assinalou que apesar de eles serem descendentes de Abraão, diante de Deus eles eram pecadores. E estavam seguindo o pai dles, o diabo.</text:span></text:p>
        <text:p text:style-name="P4"/>
        <text:p text:style-name="P4"><text:a xlink:type="simple" xlink:href="http://bibliaonline.com.br/acf/jo/8/51-59" text:style-name="Internet_20_link" text:visited-style-name="Visited_20_Internet_20_Link"><text:span text:style-name="T1">Jo 8:51-59</text:span></text:a><text:span text:style-name="T1"> Jesus disse que se alguém guardasse Sua Palavra jamais iria perecer. Mas eles argumentaram que Abraão tinha morrido. Seria Jesus maior do que Abraão? - perguntaram eles.</text:span></text:p>
        <text:p text:style-name="P4"/>
        <text:p text:style-name="P4"><text:a xlink:type="simple" xlink:href="http://bibliaonline.com.br/acf/jo/8/58,59" text:style-name="Internet_20_link" text:visited-style-name="Visited_20_Internet_20_Link"><text:span text:style-name="T1">Jo 8:58,59</text:span></text:a><text:span text:style-name="T1"> A maravilhosa resposta de Jesus e o que eles responderam. (Você reparou a "luz" no capítulo? ...ela expõe). </text:span></text:p>
        <text:p text:style-name="P4"/>
        <text:h text:style-name="P1" text:outline-level="2"><text:bookmark-start text:name="__RefHeading___Toc1597_1419486361"/>#1072<text:bookmark-end text:name="__RefHeading___Toc1597_1419486361"/></text:h>
        <text:p text:style-name="P4"/>
        <text:p text:style-name="P5"><text:soft-page-break/>Deus prova nossa fé para podermos provar Sua fidelidade.</text:p>
        <text:p text:style-name="P4"/>
        <text:h text:style-name="P2" text:outline-level="2"><text:bookmark-start text:name="__RefHeading___Toc1599_1419486361"/><text:a xlink:type="simple" xlink:href="http://bibliaonline.com.br/acf/jo/9" text:style-name="Internet_20_link" text:visited-style-name="Visited_20_Internet_20_Link"><text:span text:style-name="T1">JOÃO 9</text:span></text:a><text:bookmark-end text:name="__RefHeading___Toc1599_1419486361"/></text:h>
        <text:p text:style-name="P4"/>
        <text:p text:style-name="P4"><text:span text:style-name="T1">Ontem vimos as palavras do rejeitado Jesus. Hove vemos Suas indesejadas obras. O capítulo inteiro é uma só história a respeito da "Luz", Jesus, trazendo luz para o homem em trevas. A questão sobre Quem é Jesus está no centro de tudo. O foco estava nos Fariseus. Eles não podiam negar que um grande milagre tinha sido realizado. O </text:span><text:a xlink:type="simple" xlink:href="http://bibliaonline.com.br/acf/jo/9/24" text:style-name="Internet_20_link" text:visited-style-name="Visited_20_Internet_20_Link"><text:span text:style-name="T1">versículo 24</text:span></text:a><text:span text:style-name="T1"> mostra em quê eles acreditavam. O mundo não mudou! M a maioria dos argumentos que os líderes religiosos têm hoje giram em torno da mesma pergunta. "Jesus é o Filho de Deus?" Se Jesus não for Deus, então não existe céu, inferno ou salvação. Mas já que Ele é o Filho de Deus, então tudo o que a Bíblia diz é verdade. O que o Senhor Jesus fez a esse cego é uma figura do que Ele fez para cada crente nEle. Ele devolveu a vista aos nossos olhos cegos. O cego podia entender melhor do que os outros, que se Jesus não era de Deus, Ele nada poderia fazer.</text:span></text:p>
        <text:p text:style-name="P4"/>
        <text:p text:style-name="P4"><text:a xlink:type="simple" xlink:href="http://bibliaonline.com.br/acf/jo/9/35-38" text:style-name="Internet_20_link" text:visited-style-name="Visited_20_Internet_20_Link"><text:span text:style-name="T1">Jo 9:35-38</text:span></text:a><text:span text:style-name="T1"> O cego é expulso da religião dos Judeus, mas Jesus o encontra e revela a ele que Ele é o Filho de Deus. O homem crê e O adora.</text:span></text:p>
        <text:p text:style-name="P4"/>
        <text:p text:style-name="P4"><text:a xlink:type="simple" xlink:href="http://bibliaonline.com.br/acf/jo/9/40-41" text:style-name="Internet_20_link" text:visited-style-name="Visited_20_Internet_20_Link"><text:span text:style-name="T1">Jo 9:40-41</text:span></text:a><text:span text:style-name="T1"> Se os Fariseus tivessem confessado que eram cegos, também haveria cura para o pecado deles, mas quando disseram que viam, seu pecado permaneceu. (Você viu "luz" neste capítulo? ela trouxe libertação).</text:span></text:p>
        <text:p text:style-name="P4"/>
        <text:h text:style-name="P1" text:outline-level="2"><text:bookmark-start text:name="__RefHeading___Toc1601_1419486361"/>#1073<text:bookmark-end text:name="__RefHeading___Toc1601_1419486361"/></text:h>
        <text:p text:style-name="P4"/>
        <text:p text:style-name="P5">Hoje o dia pode começar como um dia qualquer, mas pode ser um dia em que Deus irá abençoar você, dirigi-lo e usá-lo para Sua glória.</text:p>
        <text:p text:style-name="P4"/>
        <text:h text:style-name="P2" text:outline-level="2"><text:bookmark-start text:name="__RefHeading___Toc1603_1419486361"/><text:a xlink:type="simple" xlink:href="http://bibliaonline.com.br/acf/jo/10" text:style-name="Internet_20_link" text:visited-style-name="Visited_20_Internet_20_Link"><text:span text:style-name="T1">JOÃO 10</text:span></text:a><text:bookmark-end text:name="__RefHeading___Toc1603_1419486361"/></text:h>
        <text:p text:style-name="P4"/>
        <text:p text:style-name="P4"><text:span text:style-name="T1">Jesus está reunindo Suas ovelhas em torno de um novo centro - Ele próprio. Ele as estava reunindo fora do velho aprisco (Israel). (Os Judeus tinham ajudado a obra do Senhor sem saber disso, ao expulsarem o homem no capítulo </text:span><text:a xlink:type="simple" xlink:href="http://bibliaonline.com.br/acf/jo/9/34" text:style-name="Internet_20_link" text:visited-style-name="Visited_20_Internet_20_Link"><text:span text:style-name="T1">9:34</text:span></text:a><text:span text:style-name="T1">).</text:span></text:p>
        <text:p text:style-name="P4"><text:soft-page-break/></text:p>
        <text:p text:style-name="P4"><text:a xlink:type="simple" xlink:href="http://bibliaonline.com.br/acf/jo/10/3" text:style-name="Internet_20_link" text:visited-style-name="Visited_20_Internet_20_Link"><text:span text:style-name="T1">Jo 10:3</text:span></text:a><text:span text:style-name="T1"> O porteiro é o Espírito Santo. Jesus guia as ovelhas para fora do rebanho judeu para dar a elas vida em uma nova condição.</text:span></text:p>
        <text:p text:style-name="P4"/>
        <text:p text:style-name="P4"><text:a xlink:type="simple" xlink:href="http://bibliaonline.com.br/acf/jo/10/7-9" text:style-name="Internet_20_link" text:visited-style-name="Visited_20_Internet_20_Link"><text:span text:style-name="T1">Jo 10:7-9</text:span></text:a><text:span text:style-name="T1"> Aqueles que entram pela porta (Jesus) encontram salvação, liberdade, alimento e intimidade.</text:span></text:p>
        <text:p text:style-name="P4"/>
        <text:p text:style-name="P4"><text:a xlink:type="simple" xlink:href="http://bibliaonline.com.br/acf/jo/10/29" text:style-name="Internet_20_link" text:visited-style-name="Visited_20_Internet_20_Link"><text:span text:style-name="T1">Jo 10:29</text:span></text:a><text:span text:style-name="T1"> Encontram também segurança e proteção. O Pai deu as ovelhas a Cristo.</text:span></text:p>
        <text:p text:style-name="P4"/>
        <text:p text:style-name="P4"><text:a xlink:type="simple" xlink:href="http://bibliaonline.com.br/acf/jo/10/16" text:style-name="Internet_20_link" text:visited-style-name="Visited_20_Internet_20_Link"><text:span text:style-name="T1">Jo 10:16</text:span></text:a><text:span text:style-name="T1"> As "outras ovelhas" somos nós, Gentios. Alguns O escutaram. Repare que há um só rebanho. Ele é o Pastor. Nós permanecemos próximos a Ele porque Ele atrai nossos corações. Não existe uma cerca ao nosso redor, não existe uma lei, mas Ele é o Centro de atração.</text:span></text:p>
        <text:p text:style-name="P4"/>
        <text:p text:style-name="P4"><text:a xlink:type="simple" xlink:href="http://bibliaonline.com.br/acf/jo/10/24-38" text:style-name="Internet_20_link" text:visited-style-name="Visited_20_Internet_20_Link"><text:span text:style-name="T1">Jo 10:24-38</text:span></text:a><text:span text:style-name="T1"> Os Judeus estão outra vez divididos. Quem é Ele? perguntam eles. Ele volta a revelar Suas Palavras e obras. Eles não queriam crer porque não eram Suas ovelhas.</text:span></text:p>
        <text:p text:style-name="P4"/>
        <text:h text:style-name="P1" text:outline-level="2"><text:bookmark-start text:name="__RefHeading___Toc1605_1419486361"/>#1074<text:bookmark-end text:name="__RefHeading___Toc1605_1419486361"/></text:h>
        <text:p text:style-name="P4"/>
        <text:p text:style-name="P5">Nunca há poder coletivo sem fidelidade individual.</text:p>
        <text:p text:style-name="P4"/>
        <text:h text:style-name="P2" text:outline-level="2"><text:bookmark-start text:name="__RefHeading___Toc1607_1419486361"/><text:a xlink:type="simple" xlink:href="http://bibliaonline.com.br/acf/jo/11" text:style-name="Internet_20_link" text:visited-style-name="Visited_20_Internet_20_Link"><text:span text:style-name="T1">JOÃO 11</text:span></text:a><text:bookmark-end text:name="__RefHeading___Toc1607_1419486361"/></text:h>
        <text:p text:style-name="P4"/>
        <text:p text:style-name="P5">Por Seu poder o Senhor Jesus prova ser a ressurreição e a vida. Embora Lázaro estivesse doente, Jesus não visitou Maria e Marta até quatro dias depois da morte de Lázaro. Isso deve ter colocado em teste a fé deles tremendamente. Mas Ele estava esperando que Seu Pai dissesse a Ele quando devia ir.</text:p>
        <text:p text:style-name="P4"/>
        <text:p text:style-name="P4"><text:a xlink:type="simple" xlink:href="http://bibliaonline.com.br/acf/jo/11/24" text:style-name="Internet_20_link" text:visited-style-name="Visited_20_Internet_20_Link"><text:span text:style-name="T1">Jo 11:24</text:span></text:a><text:span text:style-name="T1"> Elas sabiam que Lázaro ressuscitaria no último dia, mas isso não lhes serviu de conforto naquela ocasião. Oh, elas pensavam, se ao menos Jesus tivesse chegado antes de Lázaro morrer!</text:span></text:p>
        <text:p text:style-name="P4"/>
        <text:p text:style-name="P4"><text:a xlink:type="simple" xlink:href="http://bibliaonline.com.br/acf/jo/11/42" text:style-name="Internet_20_link" text:visited-style-name="Visited_20_Internet_20_Link"><text:span text:style-name="T1">Jo 11:42</text:span></text:a><text:span text:style-name="T1"> Jesus ansiava para que cressem nEle!</text:span></text:p>
        <text:p text:style-name="P4"><text:soft-page-break/></text:p>
        <text:p text:style-name="P4"><text:a xlink:type="simple" xlink:href="http://bibliaonline.com.br/acf/jo/11/43" text:style-name="Internet_20_link" text:visited-style-name="Visited_20_Internet_20_Link"><text:span text:style-name="T1">Jo 11:43</text:span></text:a><text:span text:style-name="T1"> Jesus ordena que o homem saísse da morte, pois Seu poder era ilimitado.</text:span></text:p>
        <text:p text:style-name="P4"/>
        <text:p text:style-name="P4"><text:a xlink:type="simple" xlink:href="http://bibliaonline.com.br/acf/jo/11/47" text:style-name="Internet_20_link" text:visited-style-name="Visited_20_Internet_20_Link"><text:span text:style-name="T1">Jo 11:47</text:span></text:a><text:span text:style-name="T1"> Quanto mais amor e poder Ele demonstrava, mais os líderes O odiavam. Eles estavam determinados a impedir Seu trabalho de uma forma ou de outra; matando-o, se fosse necessário. (Há luz neste capítulo).</text:span></text:p>
        <text:p text:style-name="P4"/>
        <text:h text:style-name="P1" text:outline-level="2"><text:bookmark-start text:name="__RefHeading___Toc1609_1419486361"/>#1075<text:bookmark-end text:name="__RefHeading___Toc1609_1419486361"/></text:h>
        <text:p text:style-name="P4"/>
        <text:p text:style-name="P4"><text:span text:style-name="T1">Reunir-se ao nome do Senhor não se trata da sabedoria de um grupo de indivíduos, mas do desfrutar daquilo que nos foi prometido em Mateus </text:span><text:a xlink:type="simple" xlink:href="http://bibliaonline.com.br/acf/mt/18/20" text:style-name="Internet_20_link" text:visited-style-name="Visited_20_Internet_20_Link"><text:span text:style-name="T1">18:20</text:span></text:a></text:p>
        <text:p text:style-name="P4"/>
        <text:h text:style-name="P2" text:outline-level="2"><text:bookmark-start text:name="__RefHeading___Toc1611_1419486361"/><text:a xlink:type="simple" xlink:href="http://bibliaonline.com.br/acf/jo/12/1-19" text:style-name="Internet_20_link" text:visited-style-name="Visited_20_Internet_20_Link"><text:span text:style-name="T1">JOÃO 12:1-19</text:span></text:a><text:bookmark-end text:name="__RefHeading___Toc1611_1419486361"/></text:h>
        <text:p text:style-name="P4"/>
        <text:p text:style-name="P4"><text:a xlink:type="simple" xlink:href="http://bibliaonline.com.br/acf/jo/12/1-11" text:style-name="Internet_20_link" text:visited-style-name="Visited_20_Internet_20_Link"><text:span text:style-name="T1">Jo 12:1-11</text:span></text:a><text:span text:style-name="T1"> Aqui encontramos em Maria um belo contraste em relação a todo o ódio e falta de compreensão. Ela está em comunhão com o Senhor. O resultado da comunhão com Ele é a compreensão do que está acontecendo. Somente ela parece saber o que vai acontecer a Ele. Ela derrama um caro perfume em seus pés; isso imediatamente leva os demais a criticá-la!</text:span></text:p>
        <text:p text:style-name="P4"/>
        <text:p text:style-name="P4"><text:a xlink:type="simple" xlink:href="http://bibliaonline.com.br/acf/jo/12/10" text:style-name="Internet_20_link" text:visited-style-name="Visited_20_Internet_20_Link"><text:span text:style-name="T1">Jo 12:10</text:span></text:a><text:span text:style-name="T1"> Eles transferem seus pensamentos homicidas para Lázaro. E as pessoas hoje ainda dizem que nunca alguém foi capaz de voltar da sepultura. A verdade é que elas não crerão, mesmo que alguém ressuscite de entre os mortos. (</text:span><text:a xlink:type="simple" xlink:href="http://bibliaonline.com.br/acf/lc/16/31" text:style-name="Internet_20_link" text:visited-style-name="Visited_20_Internet_20_Link"><text:span text:style-name="T1">Lc 16:31</text:span></text:a><text:span text:style-name="T1">).</text:span></text:p>
        <text:p text:style-name="P4"/>
        <text:p text:style-name="P4"><text:a xlink:type="simple" xlink:href="http://bibliaonline.com.br/acf/jo/12/12-19" text:style-name="Internet_20_link" text:visited-style-name="Visited_20_Internet_20_Link"><text:span text:style-name="T1">Jo 12:12-19</text:span></text:a><text:span text:style-name="T1"> O povo aclama Jesus como Rei de Israel. Mas os líderes não sabem como parar isso.</text:span></text:p>
        <text:p text:style-name="P4"/>
        <text:h text:style-name="P1" text:outline-level="2"><text:bookmark-start text:name="__RefHeading___Toc1613_1419486361"/>#1076<text:bookmark-end text:name="__RefHeading___Toc1613_1419486361"/></text:h>
        <text:p text:style-name="P4"/>
        <text:p text:style-name="P5">A incredulidade em relação à verdade é algo natural... raciocinar contra a verdade não é difícil... mas a Palavra de Deus permanece tão clara e certa como nunca.</text:p>
        <text:p text:style-name="P4"/>
        <text:h text:style-name="P2" text:outline-level="2"><text:bookmark-start text:name="__RefHeading___Toc1615_1419486361"/><text:soft-page-break/><text:a xlink:type="simple" xlink:href="http://bibliaonline.com.br/acf/jo/12/20-50" text:style-name="Internet_20_link" text:visited-style-name="Visited_20_Internet_20_Link"><text:span text:style-name="T1">JOÃO 12:20-50</text:span></text:a><text:bookmark-end text:name="__RefHeading___Toc1615_1419486361"/></text:h>
        <text:p text:style-name="P4"/>
        <text:p text:style-name="P4"><text:a xlink:type="simple" xlink:href="http://bibliaonline.com.br/acf/jo/12/20-26" text:style-name="Internet_20_link" text:visited-style-name="Visited_20_Internet_20_Link"><text:span text:style-name="T1">Jo 12:20-26</text:span></text:a><text:span text:style-name="T1"> Os Gregos (Gentios) querem vê-Lo. Jesus sabia que ainda não tinha chegado a hora de ser Rei. Em vez disso ele estava caminhando para a cruz!</text:span></text:p>
        <text:p text:style-name="P4"/>
        <text:p text:style-name="P4"><text:a xlink:type="simple" xlink:href="http://bibliaonline.com.br/acf/jo/12/24" text:style-name="Internet_20_link" text:visited-style-name="Visited_20_Internet_20_Link"><text:span text:style-name="T1">Jo 12:24</text:span></text:a><text:span text:style-name="T1"> Primeiro Jesus devia se tornar como uma semente que é plantada no solo. Ela morre, mas é pela morte que dá fruto. Aqueles que creram no Senhor Jesus como Salvador são o resultado, o fruto, para Deus.</text:span></text:p>
        <text:p text:style-name="P4"/>
        <text:p text:style-name="P4"><text:a xlink:type="simple" xlink:href="http://bibliaonline.com.br/acf/jo/12/26" text:style-name="Internet_20_link" text:visited-style-name="Visited_20_Internet_20_Link"><text:span text:style-name="T1">Jo 12:26</text:span></text:a><text:span text:style-name="T1"> Uma coisa é ser salvo, mas outra é seguir o Senhor Jesus! Aqui é onde a felicidade e a paz passa a fazer parte da vida do crente.</text:span></text:p>
        <text:p text:style-name="P4"/>
        <text:p text:style-name="P4"><text:a xlink:type="simple" xlink:href="http://bibliaonline.com.br/acf/jo/12/27-36" text:style-name="Internet_20_link" text:visited-style-name="Visited_20_Internet_20_Link"><text:span text:style-name="T1">Jo 12:27-36</text:span></text:a><text:span text:style-name="T1"> O Senhor estava atribulado em Seu espírito, e Ele pede para ser livrado daquilo que estava por vir. Mas imediatamente acrescenta que tinha sido exatamente para isso que Ele tinha vindo ao mundo.</text:span></text:p>
        <text:p text:style-name="P4"/>
        <text:p text:style-name="P4"><text:a xlink:type="simple" xlink:href="http://bibliaonline.com.br/acf/jo/12/37-50" text:style-name="Internet_20_link" text:visited-style-name="Visited_20_Internet_20_Link"><text:span text:style-name="T1">Jo 12:37-50</text:span></text:a><text:span text:style-name="T1"> Não importa quantos milagres Ele fizesse, mesmo assim eles não queriam crer. Duas grandes coisas irão acontecer em um só evento. O mundo estava para se tornar culpado da crucificação do Senhor Jesus, e o poder de Satanás estava para ser destruído.</text:span></text:p>
        <text:p text:style-name="P4"/>
        <text:p text:style-name="P4"><text:a xlink:type="simple" xlink:href="http://bibliaonline.com.br/acf/jo/12/38" text:style-name="Internet_20_link" text:visited-style-name="Visited_20_Internet_20_Link"><text:span text:style-name="T1">Jo 12:38</text:span></text:a><text:span text:style-name="T1"> Isaías, mais de 500 anos antes, havia escrito estas mesmas palavras - Isaías </text:span><text:a xlink:type="simple" xlink:href="http://bibliaonline.com.br/acf/is/53/1" text:style-name="Internet_20_link" text:visited-style-name="Visited_20_Internet_20_Link"><text:span text:style-name="T1">53:1</text:span></text:a></text:p>
        <text:p text:style-name="P4"/>
        <text:p text:style-name="P4"><text:a xlink:type="simple" xlink:href="http://bibliaonline.com.br/acf/jo/12/46" text:style-name="Internet_20_link" text:visited-style-name="Visited_20_Internet_20_Link"><text:span text:style-name="T1">Jo 12:46</text:span></text:a><text:span text:style-name="T1"> "A Luz" é mais uma vez mencionada.</text:span></text:p>
        <text:p text:style-name="P4"/>
        <text:p text:style-name="P4"><text:a xlink:type="simple" xlink:href="http://bibliaonline.com.br/acf/jo/12/48" text:style-name="Internet_20_link" text:visited-style-name="Visited_20_Internet_20_Link"><text:span text:style-name="T1">Jo 12:48</text:span></text:a><text:span text:style-name="T1"> A Bíblia irá julgar e condenar os incrédulos quando estiverem diante do Senhor no fim do milênio.</text:span></text:p>
        <text:p text:style-name="P4"/>
        <text:h text:style-name="P1" text:outline-level="2"><text:bookmark-start text:name="__RefHeading___Toc1617_1419486361"/>#1077<text:bookmark-end text:name="__RefHeading___Toc1617_1419486361"/></text:h>
        <text:p text:style-name="P4"/>
        <text:p text:style-name="P5">Deus registra o passado e revela o futuro em Sua Palavra, com o objetivo de me afetar no presente.</text:p>
        <text:p text:style-name="P4"/>
        <text:h text:style-name="P2" text:outline-level="2"><text:bookmark-start text:name="__RefHeading___Toc1619_1419486361"/><text:soft-page-break/><text:a xlink:type="simple" xlink:href="http://bibliaonline.com.br/acf/jo/13" text:style-name="Internet_20_link" text:visited-style-name="Visited_20_Internet_20_Link"><text:span text:style-name="T1">JOÃO 13</text:span></text:a><text:bookmark-end text:name="__RefHeading___Toc1619_1419486361"/></text:h>
        <text:p text:style-name="P4"/>
        <text:p text:style-name="P5">De agora em diante Jesus só é visto com Seus discípulos.</text:p>
        <text:p text:style-name="P4"/>
        <text:p text:style-name="P4"><text:a xlink:type="simple" xlink:href="http://bibliaonline.com.br/acf/jo/13/1" text:style-name="Internet_20_link" text:visited-style-name="Visited_20_Internet_20_Link"><text:span text:style-name="T1">Jo 13:1</text:span></text:a><text:span text:style-name="T1"> O amor de Jesus nunca mudou para com os Seus, mesmo estando Ele agora diante da cruz.</text:span></text:p>
        <text:p text:style-name="P4"/>
        <text:p text:style-name="P4"><text:a xlink:type="simple" xlink:href="http://bibliaonline.com.br/acf/jo/13/1-17" text:style-name="Internet_20_link" text:visited-style-name="Visited_20_Internet_20_Link"><text:span text:style-name="T1">Jo 13:1-17</text:span></text:a><text:span text:style-name="T1"> Jesus está nos ensinando uma lição. Cada crente deve ter um interesse e uma preocupação real nos outros crentes. Devemos lavar os pés uns dos outros. Isso significa que quando um de nós faz algo que não agrade o Senhor, outro crente pode vir a nós e, amorosamente, apontar isso. Satanás aqui iria dizer que não devemos julgar uns aos outros. Se amamos uns aos outros, vamos tentar ajudar uns aos outros. É somente quando julgamos e tiramos de nossa vida as coisas que não agradam o Senhor que podemos ter comunhão com Ele.</text:span></text:p>
        <text:p text:style-name="P4"/>
        <text:p text:style-name="P4"><text:a xlink:type="simple" xlink:href="http://bibliaonline.com.br/acf/jo/13/7" text:style-name="Internet_20_link" text:visited-style-name="Visited_20_Internet_20_Link"><text:span text:style-name="T1">Jo 13:7</text:span></text:a><text:span text:style-name="T1"> Jesus estava partindo, e eles iriam entender isso mais tarde. O "depois" refere-se aos nossos dias.</text:span></text:p>
        <text:p text:style-name="P4"/>
        <text:p text:style-name="P4"><text:a xlink:type="simple" xlink:href="http://bibliaonline.com.br/acf/jo/13/18-30" text:style-name="Internet_20_link" text:visited-style-name="Visited_20_Internet_20_Link"><text:span text:style-name="T1">Jo 13:18-30</text:span></text:a><text:span text:style-name="T1"> Judas é apontado como aquele que trai o Senhor. Judas sai antes da ceia do Senhor. Isso não é dito aqui.</text:span></text:p>
        <text:p text:style-name="P4"/>
        <text:p text:style-name="P4"><text:a xlink:type="simple" xlink:href="http://bibliaonline.com.br/acf/jo/13/31-35" text:style-name="Internet_20_link" text:visited-style-name="Visited_20_Internet_20_Link"><text:span text:style-name="T1">Jo 13:31-35</text:span></text:a><text:span text:style-name="T1"> O Senhor Jesus será visto em Sua glória quando vier em Seu Reino no início do milênio. Mas Deus O terá glorificado antes disso - agora no céu.</text:span></text:p>
        <text:p text:style-name="P4"/>
        <text:p text:style-name="P4"><text:a xlink:type="simple" xlink:href="http://bibliaonline.com.br/acf/jo/13/34-36" text:style-name="Internet_20_link" text:visited-style-name="Visited_20_Internet_20_Link"><text:span text:style-name="T1">Jo 13:34-36</text:span></text:a><text:span text:style-name="T1"> Ao amarmos uns aos outros demonstramos que seguimos o Senhor Jesus.</text:span></text:p>
        <text:p text:style-name="P4"/>
        <text:p text:style-name="P4"><text:a xlink:type="simple" xlink:href="http://bibliaonline.com.br/acf/jo/13/37,38" text:style-name="Internet_20_link" text:visited-style-name="Visited_20_Internet_20_Link"><text:span text:style-name="T1">Jo 13:37,38</text:span></text:a><text:span text:style-name="T1"> Pedro se gaba de sua fidelidade, mas é avisado da queda que o espera.</text:span></text:p>
        <text:p text:style-name="P4"/>
        <text:h text:style-name="P1" text:outline-level="2"><text:bookmark-start text:name="__RefHeading___Toc1621_1419486361"/>#1078<text:bookmark-end text:name="__RefHeading___Toc1621_1419486361"/></text:h>
        <text:p text:style-name="P4"/>
        <text:p text:style-name="P5">Nunca existirá um tempo, enquanto o Senhor não vier, em que falte luz na Palavra de Deus para guiar o crente.</text:p>
        <text:p text:style-name="P4"/>
        <text:h text:style-name="P2" text:outline-level="2"><text:bookmark-start text:name="__RefHeading___Toc1623_1419486361"/><text:soft-page-break/><text:a xlink:type="simple" xlink:href="http://bibliaonline.com.br/acf/jo/14" text:style-name="Internet_20_link" text:visited-style-name="Visited_20_Internet_20_Link"><text:span text:style-name="T1">JOÃO 14</text:span></text:a><text:bookmark-end text:name="__RefHeading___Toc1623_1419486361"/></text:h>
        <text:p text:style-name="P4"/>
        <text:p text:style-name="P4"><text:a xlink:type="simple" xlink:href="http://bibliaonline.com.br/acf/jo/14/1-14" text:style-name="Internet_20_link" text:visited-style-name="Visited_20_Internet_20_Link"><text:span text:style-name="T1">Jo 14:1-14</text:span></text:a><text:span text:style-name="T1"> Eles estavam grandemente atribulados com a idéia de Sua partida. Por isso Jesus os conforta. Ele vai preparar um lugar para eles na Casa de Seu Pai, e voltará para levá-los para Si. Isto é um conforto para nós também.</text:span></text:p>
        <text:p text:style-name="P4"/>
        <text:p text:style-name="P4"><text:a xlink:type="simple" xlink:href="http://bibliaonline.com.br/acf/jo/14/6" text:style-name="Internet_20_link" text:visited-style-name="Visited_20_Internet_20_Link"><text:span text:style-name="T1">Jo 14:6</text:span></text:a><text:span text:style-name="T1"> Pense em tudo o que está incluído nestas palavras!</text:span></text:p>
        <text:p text:style-name="P4"/>
        <text:p text:style-name="P4"><text:a xlink:type="simple" xlink:href="http://bibliaonline.com.br/acf/jo/14/9-11" text:style-name="Internet_20_link" text:visited-style-name="Visited_20_Internet_20_Link"><text:span text:style-name="T1">Jo 14:9-11</text:span></text:a><text:span text:style-name="T1"> Quando nós que somos crentes lemos João </text:span><text:a xlink:type="simple" xlink:href="http://bibliaonline.com.br/acf/jo/1/18" text:style-name="Internet_20_link" text:visited-style-name="Visited_20_Internet_20_Link"><text:span text:style-name="T1">1:18</text:span></text:a><text:span text:style-name="T1"> podemos pensar que jamais veremos a Deus, o Pai. Mas estes versículos explicam que sim, todavia na Pessoa do Filho. Leia também </text:span><text:a xlink:type="simple" xlink:href="http://bibliaonline.com.br/acf/cl/2/9" text:style-name="Internet_20_link" text:visited-style-name="Visited_20_Internet_20_Link"><text:span text:style-name="T1">Cl 2:9</text:span></text:a><text:span text:style-name="T1">, Pai, Filho e Espírito Santo se aprazem em habitar no corpo do Filho.</text:span></text:p>
        <text:p text:style-name="P4"/>
        <text:p text:style-name="P4"><text:a xlink:type="simple" xlink:href="http://bibliaonline.com.br/acf/jo/14/13" text:style-name="Internet_20_link" text:visited-style-name="Visited_20_Internet_20_Link"><text:span text:style-name="T1">Jo 14:13</text:span></text:a><text:span text:style-name="T1"> Isto significa que estamos vivendo em obediência à Palavra de Deus.</text:span></text:p>
        <text:p text:style-name="P4"/>
        <text:p text:style-name="P4"><text:a xlink:type="simple" xlink:href="http://bibliaonline.com.br/acf/jo/14/16-26" text:style-name="Internet_20_link" text:visited-style-name="Visited_20_Internet_20_Link"><text:span text:style-name="T1">Jo 14:16-26</text:span></text:a><text:span text:style-name="T1"> O Consolador é o Espírito Santo. Ele é Aquele que ensinou os apóstolos. Se nós, que somos crentes, obedecêssemos as Escrituras, estaríamos em uma só comunhão, reunidos somente ao Nome do Senhor.</text:span></text:p>
        <text:p text:style-name="P4"/>
        <text:p text:style-name="P4"><text:a xlink:type="simple" xlink:href="http://bibliaonline.com.br/acf/jo/14/21" text:style-name="Internet_20_link" text:visited-style-name="Visited_20_Internet_20_Link"><text:span text:style-name="T1">Jo 14:21</text:span></text:a><text:span text:style-name="T1"> Quanto mais obedientes formos, mais Jesus Se revela a nós. Quanto mais Ele atrai nosso coração, menos o mundo irá nos atrair.</text:span></text:p>
        <text:p text:style-name="P4"/>
        <text:p text:style-name="P4"><text:a xlink:type="simple" xlink:href="http://bibliaonline.com.br/acf/jo/14/27-31" text:style-name="Internet_20_link" text:visited-style-name="Visited_20_Internet_20_Link"><text:span text:style-name="T1">Jo 14:27-31</text:span></text:a><text:span text:style-name="T1"> O Senhor Jesus desfrutava de uma paz constante com Seu Pai. Ele nunca ficava abalado, não importa quão terrível fosse o tratamento que este mundo Lhe dava. É esta a paz que Ele nos dá. Se não estivermos todos os dias caminhando com Ele o mundo logo tomará conta de nosso coração, e essa paz é prejudicada. Que Ele possa satisfazer nosso coração cada vez mais.</text:span></text:p>
        <text:p text:style-name="P4"/>
        <text:h text:style-name="P1" text:outline-level="2"><text:bookmark-start text:name="__RefHeading___Toc1625_1419486361"/>#1079<text:bookmark-end text:name="__RefHeading___Toc1625_1419486361"/></text:h>
        <text:p text:style-name="P4"/>
        <text:p text:style-name="P5">A Bíblia não foi escrita para a informação de cientistas, mas nenhuma descoberta da ciência pode negar a verdade que ela contém.</text:p>
        <text:p text:style-name="P4"/>
        <text:h text:style-name="P2" text:outline-level="2"><text:bookmark-start text:name="__RefHeading___Toc1627_1419486361"/><text:soft-page-break/><text:a xlink:type="simple" xlink:href="http://bibliaonline.com.br/acf/jo/15" text:style-name="Internet_20_link" text:visited-style-name="Visited_20_Internet_20_Link"><text:span text:style-name="T1">JOÃO 15</text:span></text:a><text:bookmark-end text:name="__RefHeading___Toc1627_1419486361"/></text:h>
        <text:p text:style-name="P4"/>
        <text:p text:style-name="P4"><text:a xlink:type="simple" xlink:href="http://bibliaonline.com.br/acf/jo/15/1-7" text:style-name="Internet_20_link" text:visited-style-name="Visited_20_Internet_20_Link"><text:span text:style-name="T1">Jo 15:1-7</text:span></text:a><text:span text:style-name="T1"> Quando Jesus estava no mundo, Ele era a videira verdadeira. Israel deveria ter sido essa videira - </text:span><text:a xlink:type="simple" xlink:href="http://bibliaonline.com.br/acf/sl/80/8" text:style-name="Internet_20_link" text:visited-style-name="Visited_20_Internet_20_Link"><text:span text:style-name="T1">Sl 80:8</text:span></text:a><text:span text:style-name="T1">. Os ramos devem permanecer na videira ou não poderão dar fruto. Quem não está nEle é lançado fora, como um galho seco, pois não passa de alguém que meramente professa ser dEle. Estes versículos estão dizendo que sem Ele nada podemos fazer - </text:span><text:a xlink:type="simple" xlink:href="http://bibliaonline.com.br/acf/jo/15/5" text:style-name="Internet_20_link" text:visited-style-name="Visited_20_Internet_20_Link"><text:span text:style-name="T1">versículo 5</text:span></text:a><text:span text:style-name="T1">. Muitos acham que são cristãos por viverem uma vida correta e limpa; mas o Senhor Jesus nada tem a ver com suas vidas... não são nascidos de novo.</text:span></text:p>
        <text:p text:style-name="P4"/>
        <text:p text:style-name="P4"><text:a xlink:type="simple" xlink:href="http://bibliaonline.com.br/acf/jo/15/8-11" text:style-name="Internet_20_link" text:visited-style-name="Visited_20_Internet_20_Link"><text:span text:style-name="T1">Jo 15:8-11</text:span></text:a><text:span text:style-name="T1"> Estes versículos têm sido chamados de estrada real para a felicidade. Será o mesmo para nós? É através da obediência que temos gozo completo. </text:span><text:a xlink:type="simple" xlink:href="http://bibliaonline.com.br/acf/jo/15/11" text:style-name="Internet_20_link" text:visited-style-name="Visited_20_Internet_20_Link"><text:span text:style-name="T1">Vers. 11</text:span></text:a><text:span text:style-name="T1">.</text:span></text:p>
        <text:p text:style-name="P4"/>
        <text:p text:style-name="P4"><text:a xlink:type="simple" xlink:href="http://bibliaonline.com.br/acf/jo/15/18-27" text:style-name="Internet_20_link" text:visited-style-name="Visited_20_Internet_20_Link"><text:span text:style-name="T1">Jo 15:18-27</text:span></text:a><text:span text:style-name="T1"> O mundo odeia o crente no Senhor Jesus que vive para Ele.</text:span></text:p>
        <text:p text:style-name="P4"/>
        <text:p text:style-name="P4"><text:a xlink:type="simple" xlink:href="http://bibliaonline.com.br/acf/jo/15/24-25" text:style-name="Internet_20_link" text:visited-style-name="Visited_20_Internet_20_Link"><text:span text:style-name="T1">Jo 15:24-25</text:span></text:a><text:span text:style-name="T1"> Se eles não tivessem visto os milagres que Ele fez, poderia haver desculpa para não crerem nEle, mas agora eles não têm qualquer desculpa.</text:span></text:p>
        <text:p text:style-name="P4"/>
        <text:h text:style-name="P1" text:outline-level="2"><text:bookmark-start text:name="__RefHeading___Toc1629_1419486361"/>#1080<text:bookmark-end text:name="__RefHeading___Toc1629_1419486361"/></text:h>
        <text:p text:style-name="P4"/>
        <text:p text:style-name="P5">Enquanto Mateus nos mostra a glória oficial do Messias, e Marcos nos mostra a missão de serviço dAquele que "viveu fazendo o bem"... Lucas nos apresenta a Ele próprio, como o Filho do Homem.</text:p>
        <text:p text:style-name="P4"/>
        <text:h text:style-name="P2" text:outline-level="2"><text:bookmark-start text:name="__RefHeading___Toc1631_1419486361"/><text:a xlink:type="simple" xlink:href="http://bibliaonline.com.br/acf/jo/16" text:style-name="Internet_20_link" text:visited-style-name="Visited_20_Internet_20_Link"><text:span text:style-name="T1">JOÃO 16</text:span></text:a><text:bookmark-end text:name="__RefHeading___Toc1631_1419486361"/></text:h>
        <text:p text:style-name="P4"/>
        <text:p text:style-name="P4"><text:a xlink:type="simple" xlink:href="http://bibliaonline.com.br/acf/jo/16/1-16" text:style-name="Internet_20_link" text:visited-style-name="Visited_20_Internet_20_Link"><text:span text:style-name="T1">Jo 16:1-16</text:span></text:a><text:span text:style-name="T1"> Jesus continua a confortar Seus discípulos. Ele está contando a eles alguns segredos relacionados ao futuro... Ele avisa que alguns seriam expulsos da sinagoga... alguns seriam mortos... e diz que se não subisse ao céu, o Espírito Santo, com todo o Seu poder, não viria. Tudo aquilo iria valer a pena.</text:span></text:p>
        <text:p text:style-name="P4"/>
        <text:p text:style-name="P4"><text:a xlink:type="simple" xlink:href="http://bibliaonline.com.br/acf/jo/16/8" text:style-name="Internet_20_link" text:visited-style-name="Visited_20_Internet_20_Link"><text:span text:style-name="T1">Jo 16:8</text:span></text:a><text:span text:style-name="T1"> O Espírito Santo seria uma demonstração para o mundo.</text:span></text:p>
        <text:p text:style-name="P4"/>
        <text:p text:style-name="P4"><text:soft-page-break/><text:a xlink:type="simple" xlink:href="http://bibliaonline.com.br/acf/jo/16/12-15" text:style-name="Internet_20_link" text:visited-style-name="Visited_20_Internet_20_Link"><text:span text:style-name="T1">Jo 16:12-15</text:span></text:a><text:span text:style-name="T1"> Jesus tinha muitas coisas a dizer aos discípulos, mas eles não teriam poder para recebê-las até que o Espírito Santo viesse. O Espírito Santo iria guiá-los em toda a verdade.</text:span></text:p>
        <text:p text:style-name="P4"/>
        <text:p text:style-name="P4"><text:a xlink:type="simple" xlink:href="http://bibliaonline.com.br/acf/jo/16/16-22" text:style-name="Internet_20_link" text:visited-style-name="Visited_20_Internet_20_Link"><text:span text:style-name="T1">Jo 16:16-22</text:span></text:a><text:span text:style-name="T1"> Eles se entristeceriam enquanto Ele estivesse longe, mas Ele voltaria, e então eles se regozijariam. Então, depois de haver morrido, Ele ressuscitou e alguns crentes O viram. Mas esta passagem está se referindo principalmente à Sua vinda entre nuvens. É por isso que aguardamos.</text:span></text:p>
        <text:p text:style-name="P4"/>
        <text:p text:style-name="P4"><text:a xlink:type="simple" xlink:href="http://bibliaonline.com.br/acf/jo/16/23-26" text:style-name="Internet_20_link" text:visited-style-name="Visited_20_Internet_20_Link"><text:span text:style-name="T1">Jo 16:23-26</text:span></text:a><text:span text:style-name="T1"> Ele revela a eles como deviam orar. Deviam orar ao Pai em Seu nome.</text:span></text:p>
        <text:p text:style-name="P4"/>
        <text:p text:style-name="P4"><text:a xlink:type="simple" xlink:href="http://bibliaonline.com.br/acf/jo/16/24" text:style-name="Internet_20_link" text:visited-style-name="Visited_20_Internet_20_Link"><text:span text:style-name="T1">Jo 16:24</text:span></text:a><text:span text:style-name="T1"> Plenitude de gozo através da oração... dependência.</text:span></text:p>
        <text:p text:style-name="P4"/>
        <text:p text:style-name="P4"><text:a xlink:type="simple" xlink:href="http://bibliaonline.com.br/acf/jo/16/33" text:style-name="Internet_20_link" text:visited-style-name="Visited_20_Internet_20_Link"><text:span text:style-name="T1">Jo 16:33</text:span></text:a><text:span text:style-name="T1"> O que Jesus disse foi para que tivessem paz nEle. No mundo eles teriam tribulações, mas Ele havia vencido o mundo. Aqui termina o diálogo do Senhor com Seus discípulos.</text:span></text:p>
        <text:p text:style-name="P4"/>
        <text:h text:style-name="P1" text:outline-level="2"><text:bookmark-start text:name="__RefHeading___Toc1633_1419486361"/>#1081<text:bookmark-end text:name="__RefHeading___Toc1633_1419486361"/></text:h>
        <text:p text:style-name="P4"/>
        <text:p text:style-name="P4"><text:span text:style-name="T1">Com um versículo das Escrituras o Senhor fez Satanás se calar. </text:span><text:a xlink:type="simple" xlink:href="http://bibliaonline.com.br/acf/mt/4/1-11" text:style-name="Internet_20_link" text:visited-style-name="Visited_20_Internet_20_Link"><text:span text:style-name="T1">Mt 4:1-11</text:span></text:a></text:p>
        <text:p text:style-name="P4"/>
        <text:h text:style-name="P2" text:outline-level="2"><text:bookmark-start text:name="__RefHeading___Toc1635_1419486361"/><text:a xlink:type="simple" xlink:href="http://bibliaonline.com.br/acf/jo/17" text:style-name="Internet_20_link" text:visited-style-name="Visited_20_Internet_20_Link"><text:span text:style-name="T1">JOÃO 17</text:span></text:a><text:bookmark-end text:name="__RefHeading___Toc1635_1419486361"/></text:h>
        <text:p text:style-name="P4"/>
        <text:p text:style-name="P5">Esta é a oração do Senhor ao Seu Pai; Jesus queria que tudo o que o Pai tinha decidido viesse a ocorrer.</text:p>
        <text:p text:style-name="P4"/>
        <text:p text:style-name="P4"><text:a xlink:type="simple" xlink:href="http://bibliaonline.com.br/acf/jo/17/1-5" text:style-name="Internet_20_link" text:visited-style-name="Visited_20_Internet_20_Link"><text:span text:style-name="T1">Jo 17:1-5</text:span></text:a><text:span text:style-name="T1"> A glória do Senhor Jesus, como Filho do Pai, nos é revelada.</text:span></text:p>
        <text:p text:style-name="P4"/>
        <text:p text:style-name="P4"><text:a xlink:type="simple" xlink:href="http://bibliaonline.com.br/acf/jo/17/6-19" text:style-name="Internet_20_link" text:visited-style-name="Visited_20_Internet_20_Link"><text:span text:style-name="T1">Jo 17:6-19</text:span></text:a><text:span text:style-name="T1"> Jesus coloca Seus discípulos no mesmo relacionamento que Ele tem com o Pai. (Eles são introduzidos na posição em que Ele estava como Homem diante de Deus Pai). Ele roga para que eles possam desfrutar desse lugar de bênção.</text:span></text:p>
        <text:p text:style-name="P4"/>
        <text:p text:style-name="P4"><text:a xlink:type="simple" xlink:href="http://bibliaonline.com.br/acf/jo/17/20-21" text:style-name="Internet_20_link" text:visited-style-name="Visited_20_Internet_20_Link"><text:span text:style-name="T1">Jo 17:20-21</text:span></text:a><text:span text:style-name="T1"> Outros viriam a crer depois. Nós somos alguns desses. Todos os crentes são </text:span><text:soft-page-break/><text:span text:style-name="T1">introduzidos na mesma bênção da unidade com o Pai e o Filho.</text:span></text:p>
        <text:p text:style-name="P4"/>
        <text:p text:style-name="P4"><text:a xlink:type="simple" xlink:href="http://bibliaonline.com.br/acf/jo/17/22-26" text:style-name="Internet_20_link" text:visited-style-name="Visited_20_Internet_20_Link"><text:span text:style-name="T1">Jo 17:22-26</text:span></text:a><text:span text:style-name="T1"> Aqui temos um relance de nossa posição eterna na glória. Haverá uma total unidade. Veremos a glória do Filho. Mas eles (e nós) devemos desfrutar agora desse maravilhoso relacionamento.</text:span></text:p>
        <text:p text:style-name="P4"/>
        <text:h text:style-name="P1" text:outline-level="2"><text:bookmark-start text:name="__RefHeading___Toc1637_1419486361"/>#1082<text:bookmark-end text:name="__RefHeading___Toc1637_1419486361"/></text:h>
        <text:p text:style-name="P4"/>
        <text:p text:style-name="P5">Em minha vida, apenas o que foi produzido pela Palavra deve ser preservado.</text:p>
        <text:p text:style-name="P4"/>
        <text:h text:style-name="P2" text:outline-level="2"><text:bookmark-start text:name="__RefHeading___Toc1639_1419486361"/><text:a xlink:type="simple" xlink:href="http://bibliaonline.com.br/acf/jo/18" text:style-name="Internet_20_link" text:visited-style-name="Visited_20_Internet_20_Link"><text:span text:style-name="T1">JOÃO 18</text:span></text:a><text:bookmark-end text:name="__RefHeading___Toc1639_1419486361"/></text:h>
        <text:p text:style-name="P4"/>
        <text:p text:style-name="P4"><text:a xlink:type="simple" xlink:href="http://bibliaonline.com.br/acf/jo/18/1-14" text:style-name="Internet_20_link" text:visited-style-name="Visited_20_Internet_20_Link"><text:span text:style-name="T1">Jo 18:1-14</text:span></text:a><text:span text:style-name="T1"> Jesus entra no jardim e é traído por Judas. Em João não lemos de Sua agonia no jardim. Mas somente aqui lemos dos soldados e dos homens caindo ao solo, pois João nos mostra o Senhor Jesus como o Filho de Deus.</text:span></text:p>
        <text:p text:style-name="P4"/>
        <text:p text:style-name="P4"><text:a xlink:type="simple" xlink:href="http://bibliaonline.com.br/acf/jo/18/15-18,25-17" text:style-name="Internet_20_link" text:visited-style-name="Visited_20_Internet_20_Link"><text:span text:style-name="T1">Jo 18:15-18 e 25-27</text:span></text:a><text:span text:style-name="T1"> Pedro nega seu Senhor. Ele precisa aprender algumas lições. Repare nas palavras "e Anás mandou-o maniatado", </text:span><text:a xlink:type="simple" xlink:href="http://bibliaonline.com.br/acf/jo/18/24" text:style-name="Internet_20_link" text:visited-style-name="Visited_20_Internet_20_Link"><text:span text:style-name="T1">vers. 24</text:span></text:a><text:span text:style-name="T1"> - "depois levaram Jesus" - </text:span><text:a xlink:type="simple" xlink:href="http://bibliaonline.com.br/acf/jo/18/28" text:style-name="Internet_20_link" text:visited-style-name="Visited_20_Internet_20_Link"><text:span text:style-name="T1">vers. 28</text:span></text:a><text:span text:style-name="T1">. O bendito Senhor Jesus humildemente deixa que essas pessoas ímpias O levem de um lado para outro! Quão baixo foi o lugar que Ele tomou! Leia Fl 2:7-11.</text:span></text:p>
        <text:p text:style-name="P4"/>
        <text:h text:style-name="P1" text:outline-level="2"><text:bookmark-start text:name="__RefHeading___Toc1641_1419486361"/>#1083<text:bookmark-end text:name="__RefHeading___Toc1641_1419486361"/></text:h>
        <text:p text:style-name="P4"/>
        <text:p text:style-name="P5">"Deus é meu Pai, e sou Seu presente para Seu Filho. Cristo é minha justiça... meu objetivo na vida... e meu gozo eternamente".</text:p>
        <text:p text:style-name="P4"/>
        <text:h text:style-name="P2" text:outline-level="2"><text:bookmark-start text:name="__RefHeading___Toc1643_1419486361"/><text:a xlink:type="simple" xlink:href="http://bibliaonline.com.br/acf/jo/19" text:style-name="Internet_20_link" text:visited-style-name="Visited_20_Internet_20_Link"><text:span text:style-name="T1">JOÃO 19</text:span></text:a><text:bookmark-end text:name="__RefHeading___Toc1643_1419486361"/></text:h>
        <text:p text:style-name="P4"/>
        <text:p text:style-name="P5">Repare nos muitos contrastes em todo este capítulo.</text:p>
        <text:p text:style-name="P4"/>
        <text:p text:style-name="P4"><text:a xlink:type="simple" xlink:href="http://bibliaonline.com.br/acf/jo/19/1" text:style-name="Internet_20_link" text:visited-style-name="Visited_20_Internet_20_Link"><text:span text:style-name="T1">Jo 19:1</text:span></text:a><text:span text:style-name="T1"> Pilatos havia examinado Jesus e não O considerou culpado. Mesmo assim ele O açoita.</text:span></text:p>
        <text:p text:style-name="P4"><text:soft-page-break/></text:p>
        <text:p text:style-name="P4"><text:a xlink:type="simple" xlink:href="http://bibliaonline.com.br/acf/jo/19/2-3" text:style-name="Internet_20_link" text:visited-style-name="Visited_20_Internet_20_Link"><text:span text:style-name="T1">Jo 19:2-3</text:span></text:a><text:span text:style-name="T1"> Os soldados colocam uma coroa em Sua cabeça, mas é uma coroa de espinhos! Eles dizem "Salve, Rei dos Judeus!". Por seis vezes eles O chamam de Rei neste capítulo. Eles O esbofeteiam!</text:span></text:p>
        <text:p text:style-name="P4"/>
        <text:p text:style-name="P4"><text:a xlink:type="simple" xlink:href="http://bibliaonline.com.br/acf/jo/19/4-6" text:style-name="Internet_20_link" text:visited-style-name="Visited_20_Internet_20_Link"><text:span text:style-name="T1">Jo 19:4-6</text:span></text:a><text:span text:style-name="T1"> Pilatos diz não ter encontrado falta nEle. Os principais dos sacerdotes retrucam, "Crucifica-o! Crucifica-o!".</text:span></text:p>
        <text:p text:style-name="P4"/>
        <text:p text:style-name="P4"><text:a xlink:type="simple" xlink:href="http://bibliaonline.com.br/acf/jo/19/7" text:style-name="Internet_20_link" text:visited-style-name="Visited_20_Internet_20_Link"><text:span text:style-name="T1">Jo 19:7</text:span></text:a><text:span text:style-name="T1"> Em Lucas </text:span><text:a xlink:type="simple" xlink:href="http://bibliaonline.com.br/acf/lc/22/67" text:style-name="Internet_20_link" text:visited-style-name="Visited_20_Internet_20_Link"><text:span text:style-name="T1">22:67</text:span></text:a><text:span text:style-name="T1"> lemos que os principais dos sacerdotes haviam pedido que Jesus lhes dissesse se Ele era o Cristo. Aqui eles dizem que Ele devia morrer por causa do que disse!</text:span></text:p>
        <text:p text:style-name="P4"/>
        <text:p text:style-name="P4"><text:a xlink:type="simple" xlink:href="http://bibliaonline.com.br/acf/jo/19/8-11" text:style-name="Internet_20_link" text:visited-style-name="Visited_20_Internet_20_Link"><text:span text:style-name="T1">Jo 19:8-11</text:span></text:a><text:span text:style-name="T1"> Pilatos fala de seu poder a Jesus. Jesus responde que ele não tinha qualquer poder! (Se não lhe fosse dado por Deus).</text:span></text:p>
        <text:p text:style-name="P4"/>
        <text:p text:style-name="P4"><text:a xlink:type="simple" xlink:href="http://bibliaonline.com.br/acf/jo/19/12-15" text:style-name="Internet_20_link" text:visited-style-name="Visited_20_Internet_20_Link"><text:span text:style-name="T1">Jo 19:12-15</text:span></text:a><text:span text:style-name="T1"> Os Judeus odiavam a César, cabeça do Império Romano, e aqui querem tê-lo por amigo!</text:span></text:p>
        <text:p text:style-name="P4"/>
        <text:p text:style-name="P4"><text:a xlink:type="simple" xlink:href="http://bibliaonline.com.br/acf/jo/19/16" text:style-name="Internet_20_link" text:visited-style-name="Visited_20_Internet_20_Link"><text:span text:style-name="T1">Jo 19:16</text:span></text:a><text:span text:style-name="T1"> Havendo admitido que Jesus não era culpado, mesmo assim ele O condena a ser crucificado.</text:span></text:p>
        <text:p text:style-name="P4"/>
        <text:p text:style-name="P4"><text:a xlink:type="simple" xlink:href="http://bibliaonline.com.br/acf/jo/19/18" text:style-name="Internet_20_link" text:visited-style-name="Visited_20_Internet_20_Link"><text:span text:style-name="T1">Jo 19:18</text:span></text:a><text:span text:style-name="T1"> O Senhor da glória, o Criador, é crucificado entre dois ladrões.</text:span></text:p>
        <text:p text:style-name="P4"/>
        <text:p text:style-name="P4"><text:a xlink:type="simple" xlink:href="http://bibliaonline.com.br/acf/jo/19/19" text:style-name="Internet_20_link" text:visited-style-name="Visited_20_Internet_20_Link"><text:span text:style-name="T1">Jo 19:19</text:span></text:a><text:span text:style-name="T1"> Depois de tudo isso Pilatos escreve este título e o coloca sobre a cruz!</text:span></text:p>
        <text:p text:style-name="P4"/>
        <text:p text:style-name="P4"><text:a xlink:type="simple" xlink:href="http://bibliaonline.com.br/acf/jo/19/23,24" text:style-name="Internet_20_link" text:visited-style-name="Visited_20_Internet_20_Link"><text:span text:style-name="T1">Jo 19:23,24</text:span></text:a><text:span text:style-name="T1"> O bendito Senhor Jesus, depois de todo o bem que havia feito, é despido de suas vestes e pregado na cruz por soldados cruéis. Eles lançam sortes (como se faz com uma moeda), mas não sabem que estão cumprindo as Escrituras! (</text:span><text:a xlink:type="simple" xlink:href="http://bibliaonline.com.br/acf/sl/22/18" text:style-name="Internet_20_link" text:visited-style-name="Visited_20_Internet_20_Link"><text:span text:style-name="T1">Sl 22:18</text:span></text:a><text:span text:style-name="T1">). Por quatro vezes este capítulo diz "para que se cumprisse a Escritura"... Ele, o Verbo Vivo, cumpria a Palavra escrita.</text:span></text:p>
        <text:p text:style-name="P4"/>
        <text:p text:style-name="P4"><text:a xlink:type="simple" xlink:href="http://bibliaonline.com.br/acf/jo/19/28,29" text:style-name="Internet_20_link" text:visited-style-name="Visited_20_Internet_20_Link"><text:span text:style-name="T1">Jo 19:28,29</text:span></text:a><text:span text:style-name="T1"> Em Sua sede deram a Ele vinagre! - </text:span><text:a xlink:type="simple" xlink:href="http://bibliaonline.com.br/acf/sl/69/21" text:style-name="Internet_20_link" text:visited-style-name="Visited_20_Internet_20_Link"><text:span text:style-name="T1">Sl 69:21</text:span></text:a><text:span text:style-name="T1">.</text:span></text:p>
        <text:p text:style-name="P4"/>
        <text:p text:style-name="P4"><text:a xlink:type="simple" xlink:href="http://bibliaonline.com.br/acf/jo/19/30" text:style-name="Internet_20_link" text:visited-style-name="Visited_20_Internet_20_Link"><text:span text:style-name="T1">Jo 19:30</text:span></text:a><text:span text:style-name="T1"> Ninguém tirou Sua vida, Ele a entregou de Si mesmo. (</text:span><text:a xlink:type="simple" xlink:href="http://bibliaonline.com.br/acf/jo/10/17-18" text:style-name="Internet_20_link" text:visited-style-name="Visited_20_Internet_20_Link"><text:span text:style-name="T1">Jo 10:17-18</text:span></text:a><text:span text:style-name="T1">).</text:span></text:p>
        <text:p text:style-name="P4"/>
        <text:p text:style-name="P4"><text:soft-page-break/><text:a xlink:type="simple" xlink:href="http://bibliaonline.com.br/acf/jo/19/32-34" text:style-name="Internet_20_link" text:visited-style-name="Visited_20_Internet_20_Link"><text:span text:style-name="T1">Jo 19:32-34</text:span></text:a><text:span text:style-name="T1"> Os soldados vêem que Jesus está morto e um deles fura o Seu lado com uma lança! O poder purificador do sangue de Jesus é para o pecador. O poder expiador do sangue de Jesus é para o trono de Deus. Você encontra o primeiro em </text:span><text:a xlink:type="simple" xlink:href="http://bibliaonline.com.br/acf/lv/14" text:style-name="Internet_20_link" text:visited-style-name="Visited_20_Internet_20_Link"><text:span text:style-name="T1">Levítico 14</text:span></text:a><text:span text:style-name="T1">; o segundo você encontra em </text:span><text:a xlink:type="simple" xlink:href="http://bibliaonline.com.br/acf/lv/16" text:style-name="Internet_20_link" text:visited-style-name="Visited_20_Internet_20_Link"><text:span text:style-name="T1">Levítico 16</text:span></text:a><text:span text:style-name="T1">. O primeiro satisfez a necessidade nossa, como pecadores; o segundo satisfez o coração de Deus no que diz respeito ao pecado. O primeiro é para os "pecados", o segundo para o "pecado".</text:span></text:p>
        <text:p text:style-name="P4"/>
        <text:p text:style-name="P4"><text:a xlink:type="simple" xlink:href="http://bibliaonline.com.br/acf/jo/19/36" text:style-name="Internet_20_link" text:visited-style-name="Visited_20_Internet_20_Link"><text:span text:style-name="T1">Jo 19:36</text:span></text:a><text:span text:style-name="T1"> A passagem escrita cerca de 1.300 anos antes a respeito da Páscoa - Êxodo </text:span><text:a xlink:type="simple" xlink:href="http://bibliaonline.com.br/acf/ex/12/46" text:style-name="Internet_20_link" text:visited-style-name="Visited_20_Internet_20_Link"><text:span text:style-name="T1">12:46</text:span></text:a><text:span text:style-name="T1"> - se cumpre! E no </text:span><text:a xlink:type="simple" xlink:href="http://bibliaonline.com.br/acf/jo/19/37" text:style-name="Internet_20_link" text:visited-style-name="Visited_20_Internet_20_Link"><text:span text:style-name="T1">versículo 37</text:span></text:a><text:span text:style-name="T1"> outra passagem se cumpre!</text:span></text:p>
        <text:p text:style-name="P4"/>
        <text:h text:style-name="P1" text:outline-level="2"><text:bookmark-start text:name="__RefHeading___Toc1645_1419486361"/>#1084<text:bookmark-end text:name="__RefHeading___Toc1645_1419486361"/></text:h>
        <text:p text:style-name="P4"/>
        <text:p text:style-name="P5">Se não estivermos nos ajoelhando e confessando que temos sido negligentes para com o Senhor, e seguirmos fazendo coisas que sabemos que O desagradam, então não haverá psicologia humana que possa ajudar.</text:p>
        <text:p text:style-name="P4"/>
        <text:h text:style-name="P2" text:outline-level="2"><text:bookmark-start text:name="__RefHeading___Toc1647_1419486361"/><text:a xlink:type="simple" xlink:href="http://bibliaonline.com.br/acf/jo/20" text:style-name="Internet_20_link" text:visited-style-name="Visited_20_Internet_20_Link"><text:span text:style-name="T1">JOÃO 20</text:span></text:a><text:bookmark-end text:name="__RefHeading___Toc1647_1419486361"/></text:h>
        <text:p text:style-name="P4"/>
        <text:p text:style-name="P5">Deus entra em ação! O maior poder jamais visto é demonstrado. O Senhor Jesus é ressuscitado de entre os mortos. Agora tudo muda das trevas para a luz.</text:p>
        <text:p text:style-name="P4"/>
        <text:p text:style-name="P4"><text:a xlink:type="simple" xlink:href="http://bibliaonline.com.br/acf/jo/20/1" text:style-name="Internet_20_link" text:visited-style-name="Visited_20_Internet_20_Link"><text:span text:style-name="T1">Jo 20:1</text:span></text:a><text:span text:style-name="T1"> Na primeira criação Deus trabalhou durante seis dias, e descansou no sétimo dia. Mas por causa do pecado de Adão a morte passou a todos. Todavia, o Senhor Jesus (o segundo Adão - </text:span><text:a xlink:type="simple" xlink:href="http://bibliaonline.com.br/acf/1co/15/47" text:style-name="Internet_20_link" text:visited-style-name="Visited_20_Internet_20_Link"><text:span text:style-name="T1">1 Co 15:47</text:span></text:a><text:span text:style-name="T1">) desceu ao mundo e providenciou uma nova e perfeita criação. Agora Deus pode descansar para sempre no dia que vem depois do sétimo, o oitavo dia. O dia após o antigo Sabbath (sétimo dia, Sábado) é o oitavo dia (Domingo) e é esse o dia do Senhor (</text:span><text:a xlink:type="simple" xlink:href="http://bibliaonline.com.br/acf/atos/20/7" text:style-name="Internet_20_link" text:visited-style-name="Visited_20_Internet_20_Link"><text:span text:style-name="T1">At 20:7</text:span></text:a><text:span text:style-name="T1">). Quando aceitamos a Cristo como Salvador nascemos de novo nessa nova criação (</text:span><text:a xlink:type="simple" xlink:href="http://bibliaonline.com.br/acf/2co/5/17" text:style-name="Internet_20_link" text:visited-style-name="Visited_20_Internet_20_Link"><text:span text:style-name="T1">2 Co 5:17</text:span></text:a><text:span text:style-name="T1">).</text:span></text:p>
        <text:p text:style-name="P4"/>
        <text:p text:style-name="P4"><text:span text:style-name="T1">Há três coisas novas: (A) um novo dia, </text:span><text:a xlink:type="simple" xlink:href="http://bibliaonline.com.br/acf/jo/20/1" text:style-name="Internet_20_link" text:visited-style-name="Visited_20_Internet_20_Link"><text:span text:style-name="T1">versículo 1</text:span></text:a><text:span text:style-name="T1">, o primeiro dia da semana, (B) um novo nome (pela primeira vez o Senhor Jesus chama Seus seguidores de "irmãos", </text:span><text:a xlink:type="simple" xlink:href="http://bibliaonline.com.br/acf/jo/20/7" text:style-name="Internet_20_link" text:visited-style-name="Visited_20_Internet_20_Link"><text:span text:style-name="T1">versículo 7</text:span></text:a><text:span text:style-name="T1">, (C) um novo relacionamento no </text:span><text:a xlink:type="simple" xlink:href="http://bibliaonline.com.br/acf/jo/20/17" text:style-name="Internet_20_link" text:visited-style-name="Visited_20_Internet_20_Link"><text:span text:style-name="T1">versículo 17</text:span></text:a><text:span text:style-name="T1">, Deus se torna "Pai" deles.</text:span></text:p>
        <text:p text:style-name="P4"/>
        <text:p text:style-name="P4"><text:soft-page-break/><text:a xlink:type="simple" xlink:href="http://bibliaonline.com.br/acf/jo/20/1-10" text:style-name="Internet_20_link" text:visited-style-name="Visited_20_Internet_20_Link"><text:span text:style-name="T1">Jo 20:1-10</text:span></text:a><text:span text:style-name="T1"> O que temos agora é um túmulo vazio. A morte não podia reter nosso Salvador. Ele vive e vive para sempre. </text:span><text:a xlink:type="simple" xlink:href="http://bibliaonline.com.br/acf/ap/1/18" text:style-name="Internet_20_link" text:visited-style-name="Visited_20_Internet_20_Link"><text:span text:style-name="T1">Ap 1:18</text:span></text:a><text:span text:style-name="T1">.</text:span></text:p>
        <text:p text:style-name="P4"/>
        <text:p text:style-name="P4"><text:a xlink:type="simple" xlink:href="http://bibliaonline.com.br/acf/jo/20/11-18" text:style-name="Internet_20_link" text:visited-style-name="Visited_20_Internet_20_Link"><text:span text:style-name="T1">Jo 20:11-18</text:span></text:a><text:span text:style-name="T1"> A todos os discípulos falta a devoção encontrada em Maria. Leia Lucas </text:span><text:a xlink:type="simple" xlink:href="http://bibliaonline.com.br/acf/lc/8/2" text:style-name="Internet_20_link" text:visited-style-name="Visited_20_Internet_20_Link"><text:span text:style-name="T1">8:2</text:span></text:a><text:span text:style-name="T1"> para ver quem ela era. Ela deseja tocá-Lo, supondo que Ele fosse como tinha sido antes de Sua morte. Mas Ele estava para ser conhecido de uma nova maneira. Cristo ressuscitou em uma nova posição. O modo como Ele foi conhecido quando foi visto pelo povo jamais seria o mesmo. É isso que significa </text:span><text:a xlink:type="simple" xlink:href="http://bibliaonline.com.br/acf/2co/5/16" text:style-name="Internet_20_link" text:visited-style-name="Visited_20_Internet_20_Link"><text:span text:style-name="T1">2 Co 5:16</text:span></text:a><text:span text:style-name="T1">. Nós já não o conhecemos segundo a carne, ou seja, nossa antiga vida está na carne. Nosso nova vida é uma vida espiritual.</text:span></text:p>
        <text:p text:style-name="P4"/>
        <text:p text:style-name="P4"><text:a xlink:type="simple" xlink:href="http://bibliaonline.com.br/acf/jo/20/24-29" text:style-name="Internet_20_link" text:visited-style-name="Visited_20_Internet_20_Link"><text:span text:style-name="T1">Jo 20:24-29</text:span></text:a><text:span text:style-name="T1"> Estes versículos são uma figura do que Deus quer que desfrutemos. O Espírito de Deus quer reunir cada crente em torno do Senhor Jesus. Separados de todas as coisas que são contrárias às Escrituras.</text:span></text:p>
        <text:p text:style-name="P4"/>
        <text:p text:style-name="P4"><text:a xlink:type="simple" xlink:href="http://bibliaonline.com.br/acf/jo/20/31" text:style-name="Internet_20_link" text:visited-style-name="Visited_20_Internet_20_Link"><text:span text:style-name="T1">Jo 20:31</text:span></text:a><text:span text:style-name="T1"> Um resumo de todo o evangelho de João.</text:span></text:p>
        <text:p text:style-name="P4"/>
        <text:h text:style-name="P1" text:outline-level="2"><text:bookmark-start text:name="__RefHeading___Toc1755_1419486361"/>#1085<text:bookmark-end text:name="__RefHeading___Toc1755_1419486361"/></text:h>
        <text:p text:style-name="P4"/>
        <text:p text:style-name="P5">A fé cristã foi feita para florescer em solo hostil.</text:p>
        <text:p text:style-name="P4"/>
        <text:h text:style-name="P2" text:outline-level="2"><text:bookmark-start text:name="__RefHeading___Toc1651_1419486361"/><text:a xlink:type="simple" xlink:href="http://bibliaonline.com.br/acf/jo/21" text:style-name="Internet_20_link" text:visited-style-name="Visited_20_Internet_20_Link"><text:span text:style-name="T1">JOÃO 21</text:span></text:a><text:bookmark-end text:name="__RefHeading___Toc1651_1419486361"/></text:h>
        <text:p text:style-name="P4"/>
        <text:p text:style-name="P4"><text:a xlink:type="simple" xlink:href="http://bibliaonline.com.br/acf/jo/21/1-14" text:style-name="Internet_20_link" text:visited-style-name="Visited_20_Internet_20_Link"><text:span text:style-name="T1">Jo 21:1-14</text:span></text:a><text:span text:style-name="T1"> É triste que Pedro queira voltar à sua velha vida! E os outros o seguem. Você está retornando à sua velha vida? Quer voltar a viver como vivia? Quando queremos isso é porque o Senhor Jesus perdeu a atração que exercia em nós. Eles trabalharam duro na pescaria. Não é isso que acontece conosco quando nosso coração se torna frio? Quando queremos fazer algo, não é verdade que nada nos impede de trabalhar até tarde?</text:span></text:p>
        <text:p text:style-name="P4"/>
        <text:p text:style-name="P5">O Senhor faz com que os peixes evitem as redes! Chega a manhã e Ele vai até onde eles estavam e pergunta a eles se tinham alguma coisa para comer! Por que Ele perguntou? Porque queria que eles admitissem que não tinham conseguido absolutamente nada como resultado de todo o seu trabalho. Você conhece algum crente que ficou feliz depois <text:soft-page-break/>de se afastar do Senhor? Alguns pensam que estão felizes. </text:p>
        <text:p text:style-name="P4"/>
        <text:p text:style-name="P4"><text:a xlink:type="simple" xlink:href="http://bibliaonline.com.br/acf/jo/21/6" text:style-name="Internet_20_link" text:visited-style-name="Visited_20_Internet_20_Link"><text:span text:style-name="T1">Jo 21:6</text:span></text:a><text:span text:style-name="T1"> Será que darão ouvidos às instruções? Repare nos maravilhosos resultados da simples obediência. Eles não conseguiam levantar aquela enorme carga de peixes! (Veja Malaquias </text:span><text:a xlink:type="simple" xlink:href="http://bibliaonline.com.br/acf/ml/3/10" text:style-name="Internet_20_link" text:visited-style-name="Visited_20_Internet_20_Link"><text:span text:style-name="T1">3:10</text:span></text:a><text:span text:style-name="T1">).</text:span></text:p>
        <text:p text:style-name="P4"/>
        <text:p text:style-name="P3"><text:a xlink:type="simple" xlink:href="http://bibliaonline.com.br/acf/jo/21/7-14" text:style-name="Internet_20_link" text:visited-style-name="Visited_20_Internet_20_Link"><text:span text:style-name="T1">Jo 21:7-14</text:span></text:a><text:span text:style-name="T1"> O Senhor é sempre Aquele que provê - Tiago </text:span><text:a xlink:type="simple" xlink:href="http://bibliaonline.com.br/acf/tg/1/17" text:style-name="Internet_20_link" text:visited-style-name="Visited_20_Internet_20_Link"><text:span text:style-name="T1">1:17</text:span></text:a><text:span text:style-name="T1">, e por isso Ele diz estas duas palavras tão doces: "Vinde, comei". Será que estamos atendendo Seu convite? A comida que o bendito Senhor nos dá é Ele próprio, um alimento para nossa nova natureza. João </text:span><text:a xlink:type="simple" xlink:href="http://bibliaonline.com.br/acf/jo/6/35" text:style-name="Internet_20_link" text:visited-style-name="Visited_20_Internet_20_Link"><text:span text:style-name="T1">6:35</text:span></text:a><text:span text:style-name="T1">.</text:span></text:p>
        <text:p text:style-name="P4"/>
        <text:p text:style-name="P4"><text:a xlink:type="simple" xlink:href="http://bibliaonline.com.br/acf/jo/21/15-25" text:style-name="Internet_20_link" text:visited-style-name="Visited_20_Internet_20_Link"><text:span text:style-name="T1">Jo 21:15-25</text:span></text:a><text:span text:style-name="T1"> No </text:span><text:a xlink:type="simple" xlink:href="http://bibliaonline.com.br/acf/sl/23" text:style-name="Internet_20_link" text:visited-style-name="Visited_20_Internet_20_Link"><text:span text:style-name="T1">Salmo 23</text:span></text:a><text:span text:style-name="T1"> diz: "Refrigera minha alma". Aqui a alma de Pedro foi restaurada, depois de ter negado de forma tão terrível que conhecia o Senhor. Agora ele é instruído a alimentar e cuidar de outros crentes (o Senhor é o Sumo Pastor).</text:span></text:p>
        <text:p text:style-name="P4"/>
        <text:p text:style-name="P4"><text:a xlink:type="simple" xlink:href="http://bibliaonline.com.br/acf/jo/21/25" text:style-name="Internet_20_link" text:visited-style-name="Visited_20_Internet_20_Link"><text:span text:style-name="T1">Jo 21:25</text:span></text:a><text:span text:style-name="T1"> Não há limites para o que podemos aprender sobre o Senhor Jesus. Que possamos aprender mais e mais dEle. Com este capítulo completamos a leitura da maioria dos livros da Bíblia. Alternamos entre o Antigo e o Novo Testamentos para mostrar a unidade da Bíblia como um todo. Cremos que tenha sido de bênção para você.</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1" svg:font-family="Albany, sans-serif"/>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Lohit Devanagar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 style:font-family-complex="FreeSans" style:font-size-complex="18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26T18:25:56.575990164</dc:date>
    <meta:creation-date>2018-06-11T22:51:04.642681485</meta:creation-date>
    <meta:generator>LibreOffice/6.0.7.3$Linux_X86_64 LibreOffice_project/00m0$Build-3</meta:generator>
    <meta:editing-duration>PT1M35S</meta:editing-duration>
    <meta:editing-cycles>1</meta:editing-cycles>
    <meta:document-statistic meta:table-count="0" meta:image-count="0" meta:object-count="0" meta:page-count="22" meta:paragraph-count="221" meta:word-count="5612" meta:character-count="30930" meta:non-whitespace-character-count="25537"/>
  </office:meta>
</office:document-meta>
</file>